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Long_20_Dot_20__28_Rounded_29_" svg:stroke-width="0.053cm" svg:stroke-color="#729fcf" draw:marker-start-width="0.279cm" draw:marker-end-width="0.279cm" svg:stroke-linecap="round" draw:fill="none" loext:fill-use-slide-background="false" draw:textarea-horizontal-align="justify" draw:textarea-vertical-align="middle" draw:auto-grow-height="false" fo:min-height="20.018cm" fo:min-width="19.768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92cm"/>
      <style:paragraph-properties style:writing-mode="lr-tb"/>
    </style:style>
    <style:style style:name="gr7" style:family="graphic" style:parent-style-name="standard">
      <style:graphic-properties draw:stroke-dash="Long_20_Dot_20__28_Rounded_29_" svg:stroke-width="0.053cm" svg:stroke-color="#729fcf" draw:marker-start-width="0.279cm" draw:marker-end-width="0.279cm" svg:stroke-linecap="round" draw:fill="none" loext:fill-use-slide-background="false" draw:textarea-horizontal-align="justify" draw:textarea-vertical-align="middle" draw:auto-grow-height="false" fo:min-height="4.778cm" fo:min-width="4.52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1.342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-dash="Long_20_Dot_20__28_Rounded_29_" svg:stroke-width="0.053cm" svg:stroke-color="#729fcf" draw:marker-start-width="0.279cm" draw:marker-end-width="0.279cm" svg:stroke-linecap="round" draw:fill="none" loext:fill-use-slide-background="false" draw:textarea-horizontal-align="justify" draw:textarea-vertical-align="middle" draw:auto-grow-height="false" fo:min-height="7.318cm" fo:min-width="7.703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0.32cm" svg:x="11.795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064cm" svg:y1="6.047cm" svg:x2="13.064cm" svg:y2="7.317cm">
          <text:p/>
        </draw:line>
        <draw:line draw:style-name="gr2" draw:text-style-name="P1" draw:layer="layout" svg:x1="13.064cm" svg:y1="8.587cm" svg:x2="13.064cm" svg:y2="9.857cm">
          <text:p/>
        </draw:line>
        <draw:line draw:style-name="gr2" draw:text-style-name="P1" draw:layer="layout" svg:x1="13.064cm" svg:y1="11.127cm" svg:x2="13.064cm" svg:y2="12.397cm">
          <text:p/>
        </draw:line>
        <draw:line draw:style-name="gr2" draw:text-style-name="P1" draw:layer="layout" svg:x1="13.064cm" svg:y1="13.667cm" svg:x2="13.064cm" svg:y2="14.937cm">
          <text:p/>
        </draw:line>
        <draw:line draw:style-name="gr2" draw:text-style-name="P1" draw:layer="layout" svg:x1="13.064cm" svg:y1="16.207cm" svg:x2="13.064cm" svg:y2="17.477cm">
          <text:p/>
        </draw:line>
        <draw:line draw:style-name="gr2" draw:text-style-name="P1" draw:layer="layout" svg:x1="13.064cm" svg:y1="18.747cm" svg:x2="13.064cm" svg:y2="20.017cm">
          <text:p/>
        </draw:line>
        <draw:line draw:style-name="gr2" draw:text-style-name="P1" draw:layer="layout" svg:x1="13.064cm" svg:y1="21.287cm" svg:x2="13.064cm" svg:y2="22.557cm">
          <text:p/>
        </draw:line>
        <draw:line draw:style-name="gr2" draw:text-style-name="P1" draw:layer="layout" svg:x1="13.064cm" svg:y1="23.827cm" svg:x2="13.064cm" svg:y2="25.097cm">
          <text:p/>
        </draw:line>
        <draw:line draw:style-name="gr2" draw:text-style-name="P1" draw:layer="layout" svg:x1="13.064cm" svg:y1="3.507cm" svg:x2="13.064cm" svg:y2="4.777cm">
          <text:p/>
        </draw:line>
        <draw:line draw:style-name="gr2" draw:text-style-name="P1" draw:layer="layout" svg:x1="15.604cm" svg:y1="6.047cm" svg:x2="15.604cm" svg:y2="7.317cm">
          <text:p/>
        </draw:line>
        <draw:line draw:style-name="gr2" draw:text-style-name="P1" draw:layer="layout" svg:x1="15.604cm" svg:y1="8.587cm" svg:x2="15.604cm" svg:y2="9.857cm">
          <text:p/>
        </draw:line>
        <draw:line draw:style-name="gr2" draw:text-style-name="P1" draw:layer="layout" svg:x1="15.604cm" svg:y1="11.127cm" svg:x2="15.604cm" svg:y2="12.397cm">
          <text:p/>
        </draw:line>
        <draw:line draw:style-name="gr2" draw:text-style-name="P1" draw:layer="layout" svg:x1="15.604cm" svg:y1="13.667cm" svg:x2="15.604cm" svg:y2="14.937cm">
          <text:p/>
        </draw:line>
        <draw:line draw:style-name="gr2" draw:text-style-name="P1" draw:layer="layout" svg:x1="15.604cm" svg:y1="16.207cm" svg:x2="15.604cm" svg:y2="17.477cm">
          <text:p/>
        </draw:line>
        <draw:line draw:style-name="gr2" draw:text-style-name="P1" draw:layer="layout" svg:x1="15.604cm" svg:y1="18.747cm" svg:x2="15.604cm" svg:y2="20.017cm">
          <text:p/>
        </draw:line>
        <draw:line draw:style-name="gr2" draw:text-style-name="P1" draw:layer="layout" svg:x1="15.604cm" svg:y1="21.287cm" svg:x2="15.604cm" svg:y2="22.557cm">
          <text:p/>
        </draw:line>
        <draw:line draw:style-name="gr2" draw:text-style-name="P1" draw:layer="layout" svg:x1="15.604cm" svg:y1="23.827cm" svg:x2="15.604cm" svg:y2="25.097cm">
          <text:p/>
        </draw:line>
        <draw:line draw:style-name="gr2" draw:text-style-name="P1" draw:layer="layout" svg:x1="15.604cm" svg:y1="3.507cm" svg:x2="15.604cm" svg:y2="4.777cm">
          <text:p/>
        </draw:line>
        <draw:line draw:style-name="gr2" draw:text-style-name="P1" draw:layer="layout" svg:x1="18.144cm" svg:y1="6.047cm" svg:x2="18.144cm" svg:y2="7.317cm">
          <text:p/>
        </draw:line>
        <draw:line draw:style-name="gr2" draw:text-style-name="P1" draw:layer="layout" svg:x1="18.144cm" svg:y1="8.587cm" svg:x2="18.144cm" svg:y2="9.857cm">
          <text:p/>
        </draw:line>
        <draw:line draw:style-name="gr2" draw:text-style-name="P1" draw:layer="layout" svg:x1="18.144cm" svg:y1="11.127cm" svg:x2="18.144cm" svg:y2="12.397cm">
          <text:p/>
        </draw:line>
        <draw:line draw:style-name="gr2" draw:text-style-name="P1" draw:layer="layout" svg:x1="18.144cm" svg:y1="13.667cm" svg:x2="18.144cm" svg:y2="14.937cm">
          <text:p/>
        </draw:line>
        <draw:line draw:style-name="gr2" draw:text-style-name="P1" draw:layer="layout" svg:x1="18.144cm" svg:y1="16.207cm" svg:x2="18.144cm" svg:y2="17.477cm">
          <text:p/>
        </draw:line>
        <draw:line draw:style-name="gr2" draw:text-style-name="P1" draw:layer="layout" svg:x1="18.144cm" svg:y1="18.747cm" svg:x2="18.144cm" svg:y2="20.017cm">
          <text:p/>
        </draw:line>
        <draw:line draw:style-name="gr2" draw:text-style-name="P1" draw:layer="layout" svg:x1="18.144cm" svg:y1="21.287cm" svg:x2="18.144cm" svg:y2="22.557cm">
          <text:p/>
        </draw:line>
        <draw:line draw:style-name="gr2" draw:text-style-name="P1" draw:layer="layout" svg:x1="18.144cm" svg:y1="23.827cm" svg:x2="18.144cm" svg:y2="25.097cm">
          <text:p/>
        </draw:line>
        <draw:line draw:style-name="gr2" draw:text-style-name="P1" draw:layer="layout" svg:x1="18.144cm" svg:y1="3.507cm" svg:x2="18.144cm" svg:y2="4.777cm">
          <text:p/>
        </draw:line>
        <draw:line draw:style-name="gr2" draw:text-style-name="P1" draw:layer="layout" svg:x1="20.684cm" svg:y1="6.047cm" svg:x2="20.684cm" svg:y2="7.317cm">
          <text:p/>
        </draw:line>
        <draw:line draw:style-name="gr2" draw:text-style-name="P1" draw:layer="layout" svg:x1="20.684cm" svg:y1="8.587cm" svg:x2="20.684cm" svg:y2="9.857cm">
          <text:p/>
        </draw:line>
        <draw:line draw:style-name="gr2" draw:text-style-name="P1" draw:layer="layout" svg:x1="20.684cm" svg:y1="11.127cm" svg:x2="20.684cm" svg:y2="12.397cm">
          <text:p/>
        </draw:line>
        <draw:line draw:style-name="gr2" draw:text-style-name="P1" draw:layer="layout" svg:x1="20.684cm" svg:y1="13.667cm" svg:x2="20.684cm" svg:y2="14.937cm">
          <text:p/>
        </draw:line>
        <draw:line draw:style-name="gr2" draw:text-style-name="P1" draw:layer="layout" svg:x1="20.684cm" svg:y1="16.207cm" svg:x2="20.684cm" svg:y2="17.477cm">
          <text:p/>
        </draw:line>
        <draw:line draw:style-name="gr2" draw:text-style-name="P1" draw:layer="layout" svg:x1="20.684cm" svg:y1="18.747cm" svg:x2="20.684cm" svg:y2="20.017cm">
          <text:p/>
        </draw:line>
        <draw:line draw:style-name="gr2" draw:text-style-name="P1" draw:layer="layout" svg:x1="20.684cm" svg:y1="21.287cm" svg:x2="20.684cm" svg:y2="22.557cm">
          <text:p/>
        </draw:line>
        <draw:line draw:style-name="gr2" draw:text-style-name="P1" draw:layer="layout" svg:x1="20.684cm" svg:y1="23.827cm" svg:x2="20.684cm" svg:y2="25.097cm">
          <text:p/>
        </draw:line>
        <draw:line draw:style-name="gr2" draw:text-style-name="P1" draw:layer="layout" svg:x1="20.684cm" svg:y1="3.507cm" svg:x2="20.684cm" svg:y2="4.777cm">
          <text:p/>
        </draw:line>
        <draw:line draw:style-name="gr2" draw:text-style-name="P1" draw:layer="layout" svg:x1="23.224cm" svg:y1="6.047cm" svg:x2="23.224cm" svg:y2="7.317cm">
          <text:p/>
        </draw:line>
        <draw:line draw:style-name="gr2" draw:text-style-name="P1" draw:layer="layout" svg:x1="23.224cm" svg:y1="8.587cm" svg:x2="23.224cm" svg:y2="9.857cm">
          <text:p/>
        </draw:line>
        <draw:line draw:style-name="gr2" draw:text-style-name="P1" draw:layer="layout" svg:x1="23.224cm" svg:y1="11.127cm" svg:x2="23.224cm" svg:y2="12.397cm">
          <text:p/>
        </draw:line>
        <draw:line draw:style-name="gr2" draw:text-style-name="P1" draw:layer="layout" svg:x1="23.224cm" svg:y1="13.667cm" svg:x2="23.224cm" svg:y2="14.937cm">
          <text:p/>
        </draw:line>
        <draw:line draw:style-name="gr2" draw:text-style-name="P1" draw:layer="layout" svg:x1="23.224cm" svg:y1="16.207cm" svg:x2="23.224cm" svg:y2="17.477cm">
          <text:p/>
        </draw:line>
        <draw:line draw:style-name="gr2" draw:text-style-name="P1" draw:layer="layout" svg:x1="23.224cm" svg:y1="18.747cm" svg:x2="23.224cm" svg:y2="20.017cm">
          <text:p/>
        </draw:line>
        <draw:line draw:style-name="gr2" draw:text-style-name="P1" draw:layer="layout" svg:x1="23.224cm" svg:y1="21.287cm" svg:x2="23.224cm" svg:y2="22.557cm">
          <text:p/>
        </draw:line>
        <draw:line draw:style-name="gr2" draw:text-style-name="P1" draw:layer="layout" svg:x1="23.224cm" svg:y1="23.827cm" svg:x2="23.224cm" svg:y2="25.097cm">
          <text:p/>
        </draw:line>
        <draw:line draw:style-name="gr2" draw:text-style-name="P1" draw:layer="layout" svg:x1="23.224cm" svg:y1="3.507cm" svg:x2="23.224cm" svg:y2="4.777cm">
          <text:p/>
        </draw:line>
        <draw:line draw:style-name="gr2" draw:text-style-name="P1" draw:layer="layout" svg:x1="25.764cm" svg:y1="6.047cm" svg:x2="25.764cm" svg:y2="7.317cm">
          <text:p/>
        </draw:line>
        <draw:line draw:style-name="gr2" draw:text-style-name="P1" draw:layer="layout" svg:x1="25.764cm" svg:y1="8.587cm" svg:x2="25.764cm" svg:y2="9.857cm">
          <text:p/>
        </draw:line>
        <draw:line draw:style-name="gr2" draw:text-style-name="P1" draw:layer="layout" svg:x1="25.764cm" svg:y1="11.127cm" svg:x2="25.764cm" svg:y2="12.397cm">
          <text:p/>
        </draw:line>
        <draw:line draw:style-name="gr2" draw:text-style-name="P1" draw:layer="layout" svg:x1="25.764cm" svg:y1="13.667cm" svg:x2="25.764cm" svg:y2="14.937cm">
          <text:p/>
        </draw:line>
        <draw:line draw:style-name="gr2" draw:text-style-name="P1" draw:layer="layout" svg:x1="25.764cm" svg:y1="16.207cm" svg:x2="25.764cm" svg:y2="17.477cm">
          <text:p/>
        </draw:line>
        <draw:line draw:style-name="gr2" draw:text-style-name="P1" draw:layer="layout" svg:x1="25.764cm" svg:y1="18.747cm" svg:x2="25.764cm" svg:y2="20.017cm">
          <text:p/>
        </draw:line>
        <draw:line draw:style-name="gr2" draw:text-style-name="P1" draw:layer="layout" svg:x1="25.764cm" svg:y1="21.287cm" svg:x2="25.764cm" svg:y2="22.557cm">
          <text:p/>
        </draw:line>
        <draw:line draw:style-name="gr2" draw:text-style-name="P1" draw:layer="layout" svg:x1="25.764cm" svg:y1="23.827cm" svg:x2="25.764cm" svg:y2="25.097cm">
          <text:p/>
        </draw:line>
        <draw:line draw:style-name="gr2" draw:text-style-name="P1" draw:layer="layout" svg:x1="25.764cm" svg:y1="3.507cm" svg:x2="25.764cm" svg:y2="4.777cm">
          <text:p/>
        </draw:line>
        <draw:line draw:style-name="gr2" draw:text-style-name="P1" draw:layer="layout" svg:x1="28.304cm" svg:y1="6.047cm" svg:x2="28.304cm" svg:y2="7.317cm">
          <text:p/>
        </draw:line>
        <draw:line draw:style-name="gr2" draw:text-style-name="P1" draw:layer="layout" svg:x1="28.304cm" svg:y1="8.587cm" svg:x2="28.304cm" svg:y2="9.857cm">
          <text:p/>
        </draw:line>
        <draw:line draw:style-name="gr2" draw:text-style-name="P1" draw:layer="layout" svg:x1="28.304cm" svg:y1="11.127cm" svg:x2="28.304cm" svg:y2="12.397cm">
          <text:p/>
        </draw:line>
        <draw:line draw:style-name="gr2" draw:text-style-name="P1" draw:layer="layout" svg:x1="28.304cm" svg:y1="13.667cm" svg:x2="28.304cm" svg:y2="14.937cm">
          <text:p/>
        </draw:line>
        <draw:line draw:style-name="gr2" draw:text-style-name="P1" draw:layer="layout" svg:x1="28.304cm" svg:y1="16.207cm" svg:x2="28.304cm" svg:y2="17.477cm">
          <text:p/>
        </draw:line>
        <draw:line draw:style-name="gr2" draw:text-style-name="P1" draw:layer="layout" svg:x1="28.304cm" svg:y1="18.747cm" svg:x2="28.304cm" svg:y2="20.017cm">
          <text:p/>
        </draw:line>
        <draw:line draw:style-name="gr2" draw:text-style-name="P1" draw:layer="layout" svg:x1="28.304cm" svg:y1="21.287cm" svg:x2="28.304cm" svg:y2="22.557cm">
          <text:p/>
        </draw:line>
        <draw:line draw:style-name="gr2" draw:text-style-name="P1" draw:layer="layout" svg:x1="28.304cm" svg:y1="23.827cm" svg:x2="28.304cm" svg:y2="25.097cm">
          <text:p/>
        </draw:line>
        <draw:line draw:style-name="gr2" draw:text-style-name="P1" draw:layer="layout" svg:x1="28.304cm" svg:y1="3.507cm" svg:x2="28.304cm" svg:y2="4.777cm">
          <text:p/>
        </draw:line>
        <draw:line draw:style-name="gr2" draw:text-style-name="P1" draw:layer="layout" svg:x1="30.844cm" svg:y1="6.047cm" svg:x2="30.844cm" svg:y2="7.317cm">
          <text:p/>
        </draw:line>
        <draw:line draw:style-name="gr2" draw:text-style-name="P1" draw:layer="layout" svg:x1="30.844cm" svg:y1="8.587cm" svg:x2="30.844cm" svg:y2="9.857cm">
          <text:p/>
        </draw:line>
        <draw:line draw:style-name="gr2" draw:text-style-name="P1" draw:layer="layout" svg:x1="30.844cm" svg:y1="11.127cm" svg:x2="30.844cm" svg:y2="12.397cm">
          <text:p/>
        </draw:line>
        <draw:line draw:style-name="gr2" draw:text-style-name="P1" draw:layer="layout" svg:x1="30.844cm" svg:y1="13.667cm" svg:x2="30.844cm" svg:y2="14.937cm">
          <text:p/>
        </draw:line>
        <draw:line draw:style-name="gr2" draw:text-style-name="P1" draw:layer="layout" svg:x1="30.844cm" svg:y1="16.207cm" svg:x2="30.844cm" svg:y2="17.477cm">
          <text:p/>
        </draw:line>
        <draw:line draw:style-name="gr2" draw:text-style-name="P1" draw:layer="layout" svg:x1="30.844cm" svg:y1="18.747cm" svg:x2="30.844cm" svg:y2="20.017cm">
          <text:p/>
        </draw:line>
        <draw:line draw:style-name="gr2" draw:text-style-name="P1" draw:layer="layout" svg:x1="30.844cm" svg:y1="21.287cm" svg:x2="30.844cm" svg:y2="22.557cm">
          <text:p/>
        </draw:line>
        <draw:line draw:style-name="gr2" draw:text-style-name="P1" draw:layer="layout" svg:x1="30.844cm" svg:y1="23.827cm" svg:x2="30.844cm" svg:y2="25.097cm">
          <text:p/>
        </draw:line>
        <draw:line draw:style-name="gr2" draw:text-style-name="P1" draw:layer="layout" svg:x1="30.844cm" svg:y1="3.507cm" svg:x2="30.844cm" svg:y2="4.777cm">
          <text:p/>
        </draw:line>
        <draw:line draw:style-name="gr3" draw:text-style-name="P1" draw:layer="layout" svg:x1="11.159cm" svg:y1="5.412cm" svg:x2="12.429cm" svg:y2="5.412cm">
          <text:p/>
        </draw:line>
        <draw:line draw:style-name="gr3" draw:text-style-name="P1" draw:layer="layout" svg:x1="11.159cm" svg:y1="7.952cm" svg:x2="12.429cm" svg:y2="7.952cm">
          <text:p/>
        </draw:line>
        <draw:line draw:style-name="gr3" draw:text-style-name="P1" draw:layer="layout" svg:x1="11.159cm" svg:y1="10.492cm" svg:x2="12.429cm" svg:y2="10.492cm">
          <text:p/>
        </draw:line>
        <draw:line draw:style-name="gr3" draw:text-style-name="P1" draw:layer="layout" svg:x1="11.159cm" svg:y1="13.032cm" svg:x2="12.429cm" svg:y2="13.032cm">
          <text:p/>
        </draw:line>
        <draw:line draw:style-name="gr3" draw:text-style-name="P1" draw:layer="layout" svg:x1="11.159cm" svg:y1="15.572cm" svg:x2="12.429cm" svg:y2="15.572cm">
          <text:p/>
        </draw:line>
        <draw:line draw:style-name="gr3" draw:text-style-name="P1" draw:layer="layout" svg:x1="11.159cm" svg:y1="18.112cm" svg:x2="12.429cm" svg:y2="18.112cm">
          <text:p/>
        </draw:line>
        <draw:line draw:style-name="gr3" draw:text-style-name="P1" draw:layer="layout" svg:x1="11.159cm" svg:y1="20.652cm" svg:x2="12.429cm" svg:y2="20.652cm">
          <text:p/>
        </draw:line>
        <draw:line draw:style-name="gr3" draw:text-style-name="P1" draw:layer="layout" svg:x1="11.159cm" svg:y1="23.192cm" svg:x2="12.429cm" svg:y2="23.192cm">
          <text:p/>
        </draw:line>
        <draw:line draw:style-name="gr3" draw:text-style-name="P1" draw:layer="layout" svg:x1="13.699cm" svg:y1="5.412cm" svg:x2="14.969cm" svg:y2="5.412cm">
          <text:p/>
        </draw:line>
        <draw:line draw:style-name="gr3" draw:text-style-name="P1" draw:layer="layout" svg:x1="13.699cm" svg:y1="7.952cm" svg:x2="14.969cm" svg:y2="7.952cm">
          <text:p/>
        </draw:line>
        <draw:line draw:style-name="gr3" draw:text-style-name="P1" draw:layer="layout" svg:x1="13.699cm" svg:y1="10.492cm" svg:x2="14.969cm" svg:y2="10.492cm">
          <text:p/>
        </draw:line>
        <draw:line draw:style-name="gr3" draw:text-style-name="P1" draw:layer="layout" svg:x1="13.699cm" svg:y1="13.032cm" svg:x2="14.969cm" svg:y2="13.032cm">
          <text:p/>
        </draw:line>
        <draw:line draw:style-name="gr3" draw:text-style-name="P1" draw:layer="layout" svg:x1="13.699cm" svg:y1="15.572cm" svg:x2="14.969cm" svg:y2="15.572cm">
          <text:p/>
        </draw:line>
        <draw:line draw:style-name="gr3" draw:text-style-name="P1" draw:layer="layout" svg:x1="13.699cm" svg:y1="18.112cm" svg:x2="14.969cm" svg:y2="18.112cm">
          <text:p/>
        </draw:line>
        <draw:line draw:style-name="gr3" draw:text-style-name="P1" draw:layer="layout" svg:x1="13.699cm" svg:y1="20.652cm" svg:x2="14.969cm" svg:y2="20.652cm">
          <text:p/>
        </draw:line>
        <draw:line draw:style-name="gr3" draw:text-style-name="P1" draw:layer="layout" svg:x1="13.699cm" svg:y1="23.192cm" svg:x2="14.969cm" svg:y2="23.192cm">
          <text:p/>
        </draw:line>
        <draw:line draw:style-name="gr3" draw:text-style-name="P1" draw:layer="layout" svg:x1="16.239cm" svg:y1="5.412cm" svg:x2="17.509cm" svg:y2="5.412cm">
          <text:p/>
        </draw:line>
        <draw:line draw:style-name="gr3" draw:text-style-name="P1" draw:layer="layout" svg:x1="16.239cm" svg:y1="7.952cm" svg:x2="17.509cm" svg:y2="7.952cm">
          <text:p/>
        </draw:line>
        <draw:line draw:style-name="gr3" draw:text-style-name="P1" draw:layer="layout" svg:x1="16.239cm" svg:y1="10.492cm" svg:x2="17.509cm" svg:y2="10.492cm">
          <text:p/>
        </draw:line>
        <draw:line draw:style-name="gr3" draw:text-style-name="P1" draw:layer="layout" svg:x1="16.239cm" svg:y1="13.032cm" svg:x2="17.509cm" svg:y2="13.032cm">
          <text:p/>
        </draw:line>
        <draw:line draw:style-name="gr3" draw:text-style-name="P1" draw:layer="layout" svg:x1="16.239cm" svg:y1="15.572cm" svg:x2="17.509cm" svg:y2="15.572cm">
          <text:p/>
        </draw:line>
        <draw:line draw:style-name="gr3" draw:text-style-name="P1" draw:layer="layout" svg:x1="16.239cm" svg:y1="18.112cm" svg:x2="17.509cm" svg:y2="18.112cm">
          <text:p/>
        </draw:line>
        <draw:line draw:style-name="gr3" draw:text-style-name="P1" draw:layer="layout" svg:x1="16.239cm" svg:y1="20.652cm" svg:x2="17.509cm" svg:y2="20.652cm">
          <text:p/>
        </draw:line>
        <draw:line draw:style-name="gr3" draw:text-style-name="P1" draw:layer="layout" svg:x1="16.239cm" svg:y1="23.192cm" svg:x2="17.509cm" svg:y2="23.192cm">
          <text:p/>
        </draw:line>
        <draw:line draw:style-name="gr3" draw:text-style-name="P1" draw:layer="layout" svg:x1="18.779cm" svg:y1="5.412cm" svg:x2="20.049cm" svg:y2="5.412cm">
          <text:p/>
        </draw:line>
        <draw:line draw:style-name="gr3" draw:text-style-name="P1" draw:layer="layout" svg:x1="18.779cm" svg:y1="7.952cm" svg:x2="20.049cm" svg:y2="7.952cm">
          <text:p/>
        </draw:line>
        <draw:line draw:style-name="gr3" draw:text-style-name="P1" draw:layer="layout" svg:x1="18.779cm" svg:y1="10.492cm" svg:x2="20.049cm" svg:y2="10.492cm">
          <text:p/>
        </draw:line>
        <draw:line draw:style-name="gr3" draw:text-style-name="P1" draw:layer="layout" svg:x1="18.779cm" svg:y1="13.032cm" svg:x2="20.049cm" svg:y2="13.032cm">
          <text:p/>
        </draw:line>
        <draw:line draw:style-name="gr3" draw:text-style-name="P1" draw:layer="layout" svg:x1="18.779cm" svg:y1="15.572cm" svg:x2="20.049cm" svg:y2="15.572cm">
          <text:p/>
        </draw:line>
        <draw:line draw:style-name="gr3" draw:text-style-name="P1" draw:layer="layout" svg:x1="18.779cm" svg:y1="18.112cm" svg:x2="20.049cm" svg:y2="18.112cm">
          <text:p/>
        </draw:line>
        <draw:line draw:style-name="gr3" draw:text-style-name="P1" draw:layer="layout" svg:x1="18.779cm" svg:y1="20.652cm" svg:x2="20.049cm" svg:y2="20.652cm">
          <text:p/>
        </draw:line>
        <draw:line draw:style-name="gr3" draw:text-style-name="P1" draw:layer="layout" svg:x1="18.779cm" svg:y1="23.192cm" svg:x2="20.049cm" svg:y2="23.192cm">
          <text:p/>
        </draw:line>
        <draw:line draw:style-name="gr3" draw:text-style-name="P1" draw:layer="layout" svg:x1="21.319cm" svg:y1="5.412cm" svg:x2="22.589cm" svg:y2="5.412cm">
          <text:p/>
        </draw:line>
        <draw:line draw:style-name="gr3" draw:text-style-name="P1" draw:layer="layout" svg:x1="21.319cm" svg:y1="7.952cm" svg:x2="22.589cm" svg:y2="7.952cm">
          <text:p/>
        </draw:line>
        <draw:line draw:style-name="gr3" draw:text-style-name="P1" draw:layer="layout" svg:x1="21.319cm" svg:y1="10.492cm" svg:x2="22.589cm" svg:y2="10.492cm">
          <text:p/>
        </draw:line>
        <draw:line draw:style-name="gr3" draw:text-style-name="P1" draw:layer="layout" svg:x1="21.319cm" svg:y1="13.032cm" svg:x2="22.589cm" svg:y2="13.032cm">
          <text:p/>
        </draw:line>
        <draw:line draw:style-name="gr3" draw:text-style-name="P1" draw:layer="layout" svg:x1="21.319cm" svg:y1="15.572cm" svg:x2="22.589cm" svg:y2="15.572cm">
          <text:p/>
        </draw:line>
        <draw:line draw:style-name="gr3" draw:text-style-name="P1" draw:layer="layout" svg:x1="21.319cm" svg:y1="18.112cm" svg:x2="22.589cm" svg:y2="18.112cm">
          <text:p/>
        </draw:line>
        <draw:line draw:style-name="gr3" draw:text-style-name="P1" draw:layer="layout" svg:x1="21.319cm" svg:y1="20.652cm" svg:x2="22.589cm" svg:y2="20.652cm">
          <text:p/>
        </draw:line>
        <draw:line draw:style-name="gr3" draw:text-style-name="P1" draw:layer="layout" svg:x1="21.319cm" svg:y1="23.192cm" svg:x2="22.589cm" svg:y2="23.192cm">
          <text:p/>
        </draw:line>
        <draw:line draw:style-name="gr3" draw:text-style-name="P1" draw:layer="layout" svg:x1="23.859cm" svg:y1="5.412cm" svg:x2="25.129cm" svg:y2="5.412cm">
          <text:p/>
        </draw:line>
        <draw:line draw:style-name="gr3" draw:text-style-name="P1" draw:layer="layout" svg:x1="23.859cm" svg:y1="7.952cm" svg:x2="25.129cm" svg:y2="7.952cm">
          <text:p/>
        </draw:line>
        <draw:line draw:style-name="gr3" draw:text-style-name="P1" draw:layer="layout" svg:x1="23.859cm" svg:y1="10.492cm" svg:x2="25.129cm" svg:y2="10.492cm">
          <text:p/>
        </draw:line>
        <draw:line draw:style-name="gr3" draw:text-style-name="P1" draw:layer="layout" svg:x1="23.859cm" svg:y1="13.032cm" svg:x2="25.129cm" svg:y2="13.032cm">
          <text:p/>
        </draw:line>
        <draw:line draw:style-name="gr3" draw:text-style-name="P1" draw:layer="layout" svg:x1="23.859cm" svg:y1="15.572cm" svg:x2="25.129cm" svg:y2="15.572cm">
          <text:p/>
        </draw:line>
        <draw:line draw:style-name="gr3" draw:text-style-name="P1" draw:layer="layout" svg:x1="23.859cm" svg:y1="18.112cm" svg:x2="25.129cm" svg:y2="18.112cm">
          <text:p/>
        </draw:line>
        <draw:line draw:style-name="gr3" draw:text-style-name="P1" draw:layer="layout" svg:x1="23.859cm" svg:y1="20.652cm" svg:x2="25.129cm" svg:y2="20.652cm">
          <text:p/>
        </draw:line>
        <draw:line draw:style-name="gr3" draw:text-style-name="P1" draw:layer="layout" svg:x1="23.859cm" svg:y1="23.192cm" svg:x2="25.129cm" svg:y2="23.192cm">
          <text:p/>
        </draw:line>
        <draw:line draw:style-name="gr3" draw:text-style-name="P1" draw:layer="layout" svg:x1="26.399cm" svg:y1="5.412cm" svg:x2="27.669cm" svg:y2="5.412cm">
          <text:p/>
        </draw:line>
        <draw:line draw:style-name="gr3" draw:text-style-name="P1" draw:layer="layout" svg:x1="26.399cm" svg:y1="7.952cm" svg:x2="27.669cm" svg:y2="7.952cm">
          <text:p/>
        </draw:line>
        <draw:line draw:style-name="gr3" draw:text-style-name="P1" draw:layer="layout" svg:x1="26.399cm" svg:y1="10.492cm" svg:x2="27.669cm" svg:y2="10.492cm">
          <text:p/>
        </draw:line>
        <draw:line draw:style-name="gr3" draw:text-style-name="P1" draw:layer="layout" svg:x1="26.399cm" svg:y1="13.032cm" svg:x2="27.669cm" svg:y2="13.032cm">
          <text:p/>
        </draw:line>
        <draw:line draw:style-name="gr3" draw:text-style-name="P1" draw:layer="layout" svg:x1="26.399cm" svg:y1="15.572cm" svg:x2="27.669cm" svg:y2="15.572cm">
          <text:p/>
        </draw:line>
        <draw:line draw:style-name="gr3" draw:text-style-name="P1" draw:layer="layout" svg:x1="26.399cm" svg:y1="18.112cm" svg:x2="27.669cm" svg:y2="18.112cm">
          <text:p/>
        </draw:line>
        <draw:line draw:style-name="gr3" draw:text-style-name="P1" draw:layer="layout" svg:x1="26.399cm" svg:y1="20.652cm" svg:x2="27.669cm" svg:y2="20.652cm">
          <text:p/>
        </draw:line>
        <draw:line draw:style-name="gr3" draw:text-style-name="P1" draw:layer="layout" svg:x1="26.399cm" svg:y1="23.192cm" svg:x2="27.669cm" svg:y2="23.192cm">
          <text:p/>
        </draw:line>
        <draw:line draw:style-name="gr3" draw:text-style-name="P1" draw:layer="layout" svg:x1="28.939cm" svg:y1="5.412cm" svg:x2="30.209cm" svg:y2="5.412cm">
          <text:p/>
        </draw:line>
        <draw:line draw:style-name="gr3" draw:text-style-name="P1" draw:layer="layout" svg:x1="28.939cm" svg:y1="7.952cm" svg:x2="30.209cm" svg:y2="7.952cm">
          <text:p/>
        </draw:line>
        <draw:line draw:style-name="gr3" draw:text-style-name="P1" draw:layer="layout" svg:x1="28.939cm" svg:y1="10.492cm" svg:x2="30.209cm" svg:y2="10.492cm">
          <text:p/>
        </draw:line>
        <draw:line draw:style-name="gr3" draw:text-style-name="P1" draw:layer="layout" svg:x1="28.939cm" svg:y1="13.032cm" svg:x2="30.209cm" svg:y2="13.032cm">
          <text:p/>
        </draw:line>
        <draw:line draw:style-name="gr3" draw:text-style-name="P1" draw:layer="layout" svg:x1="28.939cm" svg:y1="15.572cm" svg:x2="30.209cm" svg:y2="15.572cm">
          <text:p/>
        </draw:line>
        <draw:line draw:style-name="gr3" draw:text-style-name="P1" draw:layer="layout" svg:x1="28.939cm" svg:y1="18.112cm" svg:x2="30.209cm" svg:y2="18.112cm">
          <text:p/>
        </draw:line>
        <draw:line draw:style-name="gr3" draw:text-style-name="P1" draw:layer="layout" svg:x1="28.939cm" svg:y1="20.652cm" svg:x2="30.209cm" svg:y2="20.652cm">
          <text:p/>
        </draw:line>
        <draw:line draw:style-name="gr3" draw:text-style-name="P1" draw:layer="layout" svg:x1="28.939cm" svg:y1="23.192cm" svg:x2="30.209cm" svg:y2="23.192cm">
          <text:p/>
        </draw:line>
        <draw:line draw:style-name="gr3" draw:text-style-name="P1" draw:layer="layout" svg:x1="31.479cm" svg:y1="5.412cm" svg:x2="32.749cm" svg:y2="5.412cm">
          <text:p/>
        </draw:line>
        <draw:line draw:style-name="gr3" draw:text-style-name="P1" draw:layer="layout" svg:x1="31.479cm" svg:y1="7.952cm" svg:x2="32.749cm" svg:y2="7.952cm">
          <text:p/>
        </draw:line>
        <draw:line draw:style-name="gr3" draw:text-style-name="P1" draw:layer="layout" svg:x1="31.479cm" svg:y1="10.492cm" svg:x2="32.749cm" svg:y2="10.492cm">
          <text:p/>
        </draw:line>
        <draw:line draw:style-name="gr3" draw:text-style-name="P1" draw:layer="layout" svg:x1="31.479cm" svg:y1="13.032cm" svg:x2="32.749cm" svg:y2="13.032cm">
          <text:p/>
        </draw:line>
        <draw:line draw:style-name="gr3" draw:text-style-name="P1" draw:layer="layout" svg:x1="31.479cm" svg:y1="15.572cm" svg:x2="32.749cm" svg:y2="15.572cm">
          <text:p/>
        </draw:line>
        <draw:line draw:style-name="gr3" draw:text-style-name="P1" draw:layer="layout" svg:x1="31.479cm" svg:y1="18.112cm" svg:x2="32.749cm" svg:y2="18.112cm">
          <text:p/>
        </draw:line>
        <draw:line draw:style-name="gr3" draw:text-style-name="P1" draw:layer="layout" svg:x1="31.479cm" svg:y1="20.652cm" svg:x2="32.749cm" svg:y2="20.652cm">
          <text:p/>
        </draw:line>
        <draw:line draw:style-name="gr3" draw:text-style-name="P1" draw:layer="layout" svg:x1="31.479cm" svg:y1="23.192cm" svg:x2="32.749cm" svg:y2="23.192cm">
          <text:p/>
        </draw:line>
        <draw:custom-shape draw:style-name="gr4" draw:text-style-name="P2" draw:layer="layout" svg:width="1.27cm" svg:height="1.27cm" svg:x="12.429cm" svg:y="4.777cm">
          <text:p text:style-name="P2"><text:span text:style-name="T1">C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7.317cm">
          <text:p text:style-name="P2"><text:span text:style-name="T1">C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9.857cm">
          <text:p text:style-name="P2"><text:span text:style-name="T1">C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12.397cm">
          <text:p text:style-name="P2"><text:span text:style-name="T1">C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14.937cm">
          <text:p text:style-name="P2"><text:span text:style-name="T1">C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17.477cm">
          <text:p text:style-name="P2"><text:span text:style-name="T1">C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20.017cm">
          <text:p text:style-name="P2"><text:span text:style-name="T1">C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2.429cm" svg:y="22.557cm">
          <text:p text:style-name="P2"><text:span text:style-name="T1">C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4.777cm">
          <text:p text:style-name="P2"><text:span text:style-name="T1">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7.317cm">
          <text:p text:style-name="P2"><text:span text:style-name="T1">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9.857cm">
          <text:p text:style-name="P2"><text:span text:style-name="T1">C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12.397cm">
          <text:p text:style-name="P2"><text:span text:style-name="T1">C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14.937cm">
          <text:p text:style-name="P2"><text:span text:style-name="T1">C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17.477cm">
          <text:p text:style-name="P2"><text:span text:style-name="T1">C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20.017cm">
          <text:p text:style-name="P2"><text:span text:style-name="T1">C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4.969cm" svg:y="22.557cm">
          <text:p text:style-name="P2"><text:span text:style-name="T1">C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4.777cm">
          <text:p text:style-name="P2"><text:span text:style-name="T1">C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7.317cm">
          <text:p text:style-name="P2"><text:span text:style-name="T1">C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9.857cm">
          <text:p text:style-name="P2"><text:span text:style-name="T1">C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12.397cm">
          <text:p text:style-name="P2"><text:span text:style-name="T1">C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14.937cm">
          <text:p text:style-name="P2"><text:span text:style-name="T1">C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17.477cm">
          <text:p text:style-name="P2"><text:span text:style-name="T1">C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20.017cm">
          <text:p text:style-name="P2"><text:span text:style-name="T1">C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17.509cm" svg:y="22.557cm">
          <text:p text:style-name="P2"><text:span text:style-name="T1">C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4.777cm">
          <text:p text:style-name="P2"><text:span text:style-name="T1">C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7.317cm">
          <text:p text:style-name="P2"><text:span text:style-name="T1">C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9.857cm">
          <text:p text:style-name="P2"><text:span text:style-name="T1">C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12.397cm">
          <text:p text:style-name="P2"><text:span text:style-name="T1">C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14.937cm">
          <text:p text:style-name="P2"><text:span text:style-name="T1">C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17.477cm">
          <text:p text:style-name="P2"><text:span text:style-name="T1">C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20.017cm">
          <text:p text:style-name="P2"><text:span text:style-name="T1">C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0.049cm" svg:y="22.557cm">
          <text:p text:style-name="P2"><text:span text:style-name="T1">C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4.777cm">
          <text:p text:style-name="P2"><text:span text:style-name="T1">C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7.317cm">
          <text:p text:style-name="P2"><text:span text:style-name="T1">C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9.857cm">
          <text:p text:style-name="P2"><text:span text:style-name="T1">C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12.397cm">
          <text:p text:style-name="P2"><text:span text:style-name="T1">C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14.937cm">
          <text:p text:style-name="P2"><text:span text:style-name="T1">C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17.477cm">
          <text:p text:style-name="P2"><text:span text:style-name="T1">C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20.017cm">
          <text:p text:style-name="P2"><text:span text:style-name="T1">C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2.589cm" svg:y="22.557cm">
          <text:p text:style-name="P2"><text:span text:style-name="T1">C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4.777cm">
          <text:p text:style-name="P2"><text:span text:style-name="T1">C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7.317cm">
          <text:p text:style-name="P2"><text:span text:style-name="T1">C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9.857cm">
          <text:p text:style-name="P2"><text:span text:style-name="T1">C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12.397cm">
          <text:p text:style-name="P2"><text:span text:style-name="T1">C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14.937cm">
          <text:p text:style-name="P2"><text:span text:style-name="T1">C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17.477cm">
          <text:p text:style-name="P2"><text:span text:style-name="T1">C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20.017cm">
          <text:p text:style-name="P2"><text:span text:style-name="T1">C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5.129cm" svg:y="22.557cm">
          <text:p text:style-name="P2"><text:span text:style-name="T1">C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4.777cm">
          <text:p text:style-name="P2"><text:span text:style-name="T1">C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7.317cm">
          <text:p text:style-name="P2"><text:span text:style-name="T1">C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9.857cm">
          <text:p text:style-name="P2"><text:span text:style-name="T1">C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12.397cm">
          <text:p text:style-name="P2"><text:span text:style-name="T1">C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14.937cm">
          <text:p text:style-name="P2"><text:span text:style-name="T1">C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17.477cm">
          <text:p text:style-name="P2"><text:span text:style-name="T1">C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20.017cm">
          <text:p text:style-name="P2"><text:span text:style-name="T1">C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27.669cm" svg:y="22.557cm">
          <text:p text:style-name="P2"><text:span text:style-name="T1">C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4.777cm">
          <text:p text:style-name="P2"><text:span text:style-name="T1">C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7.317cm">
          <text:p text:style-name="P2"><text:span text:style-name="T1">C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9.857cm">
          <text:p text:style-name="P2"><text:span text:style-name="T1">C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12.397cm">
          <text:p text:style-name="P2"><text:span text:style-name="T1">C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14.937cm">
          <text:p text:style-name="P2"><text:span text:style-name="T1">C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17.477cm">
          <text:p text:style-name="P2"><text:span text:style-name="T1">C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20.017cm">
          <text:p text:style-name="P2"><text:span text:style-name="T1">C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30.209cm" svg:y="22.557cm">
          <text:p text:style-name="P2"><text:span text:style-name="T1">C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88cm" svg:height="0.887cm" svg:x="11.158cm" svg:y="4.842cm">
          <draw:text-box>
            <text:p text:style-name="P3"><text:span text:style-name="T2">N_0RX</text:span><text:span text:style-name="T2">0</text:span></text:p>
          </draw:text-box>
        </draw:frame>
        <draw:frame draw:style-name="gr5" draw:text-style-name="P4" draw:layer="layout" svg:width="1.587cm" svg:height="0.887cm" svg:x="13.699cm" svg:y="4.842cm">
          <draw:text-box>
            <text:p text:style-name="P3"><text:span text:style-name="T2">N_0R0</text:span><text:span text:style-name="T2">1</text:span></text:p>
          </draw:text-box>
        </draw:frame>
        <draw:frame draw:style-name="gr5" draw:text-style-name="P4" draw:layer="layout" svg:width="1.587cm" svg:height="0.887cm" svg:x="16.239cm" svg:y="4.842cm">
          <draw:text-box>
            <text:p text:style-name="P3"><text:span text:style-name="T2">N_0R1</text:span><text:span text:style-name="T2">2</text:span></text:p>
          </draw:text-box>
        </draw:frame>
        <draw:frame draw:style-name="gr5" draw:text-style-name="P4" draw:layer="layout" svg:width="1.587cm" svg:height="0.887cm" svg:x="18.779cm" svg:y="4.842cm">
          <draw:text-box>
            <text:p text:style-name="P3"><text:span text:style-name="T2">N_0R2</text:span><text:span text:style-name="T2">3</text:span></text:p>
          </draw:text-box>
        </draw:frame>
        <draw:frame draw:style-name="gr5" draw:text-style-name="P4" draw:layer="layout" svg:width="1.587cm" svg:height="0.887cm" svg:x="21.319cm" svg:y="4.777cm">
          <draw:text-box>
            <text:p text:style-name="P3"><text:span text:style-name="T2">N_0R3</text:span><text:span text:style-name="T2">4</text:span></text:p>
          </draw:text-box>
        </draw:frame>
        <draw:frame draw:style-name="gr5" draw:text-style-name="P4" draw:layer="layout" svg:width="1.587cm" svg:height="0.887cm" svg:x="23.859cm" svg:y="4.842cm">
          <draw:text-box>
            <text:p text:style-name="P3"><text:span text:style-name="T2">N_0R4</text:span><text:span text:style-name="T2">5</text:span></text:p>
          </draw:text-box>
        </draw:frame>
        <draw:frame draw:style-name="gr5" draw:text-style-name="P4" draw:layer="layout" svg:width="1.587cm" svg:height="0.887cm" svg:x="26.399cm" svg:y="4.842cm">
          <draw:text-box>
            <text:p text:style-name="P3"><text:span text:style-name="T2">N_0R5</text:span><text:span text:style-name="T2">6</text:span></text:p>
          </draw:text-box>
        </draw:frame>
        <draw:frame draw:style-name="gr5" draw:text-style-name="P4" draw:layer="layout" svg:width="1.587cm" svg:height="0.887cm" svg:x="28.939cm" svg:y="4.842cm">
          <draw:text-box>
            <text:p text:style-name="P3"><text:span text:style-name="T2">N_0R6</text:span><text:span text:style-name="T2">7</text:span></text:p>
          </draw:text-box>
        </draw:frame>
        <draw:frame draw:style-name="gr5" draw:text-style-name="P4" draw:layer="layout" svg:width="1.588cm" svg:height="0.887cm" svg:x="11.158cm" svg:y="7.382cm">
          <draw:text-box>
            <text:p text:style-name="P3"><text:span text:style-name="T2">N_1RX</text:span><text:span text:style-name="T2">0</text:span></text:p>
          </draw:text-box>
        </draw:frame>
        <draw:frame draw:style-name="gr5" draw:text-style-name="P4" draw:layer="layout" svg:width="1.587cm" svg:height="0.887cm" svg:x="13.699cm" svg:y="7.382cm">
          <draw:text-box>
            <text:p text:style-name="P3"><text:span text:style-name="T2">N_1R0</text:span><text:span text:style-name="T2">1</text:span></text:p>
          </draw:text-box>
        </draw:frame>
        <draw:frame draw:style-name="gr5" draw:text-style-name="P4" draw:layer="layout" svg:width="1.587cm" svg:height="0.887cm" svg:x="16.239cm" svg:y="7.382cm">
          <draw:text-box>
            <text:p text:style-name="P3"><text:span text:style-name="T2">N_1R1</text:span><text:span text:style-name="T2">2</text:span></text:p>
          </draw:text-box>
        </draw:frame>
        <draw:frame draw:style-name="gr5" draw:text-style-name="P4" draw:layer="layout" svg:width="1.587cm" svg:height="0.887cm" svg:x="18.779cm" svg:y="7.382cm">
          <draw:text-box>
            <text:p text:style-name="P3"><text:span text:style-name="T2">N_1R2</text:span><text:span text:style-name="T2">3</text:span></text:p>
          </draw:text-box>
        </draw:frame>
        <draw:frame draw:style-name="gr5" draw:text-style-name="P4" draw:layer="layout" svg:width="1.587cm" svg:height="0.887cm" svg:x="21.319cm" svg:y="7.317cm">
          <draw:text-box>
            <text:p text:style-name="P3"><text:span text:style-name="T2">N_1R3</text:span><text:span text:style-name="T2">4</text:span></text:p>
          </draw:text-box>
        </draw:frame>
        <draw:frame draw:style-name="gr5" draw:text-style-name="P4" draw:layer="layout" svg:width="1.587cm" svg:height="0.887cm" svg:x="23.859cm" svg:y="7.382cm">
          <draw:text-box>
            <text:p text:style-name="P3"><text:span text:style-name="T2">N_1R4</text:span><text:span text:style-name="T2">5</text:span></text:p>
          </draw:text-box>
        </draw:frame>
        <draw:frame draw:style-name="gr5" draw:text-style-name="P4" draw:layer="layout" svg:width="1.587cm" svg:height="0.887cm" svg:x="26.399cm" svg:y="7.382cm">
          <draw:text-box>
            <text:p text:style-name="P3"><text:span text:style-name="T2">N_1R5</text:span><text:span text:style-name="T2">6</text:span></text:p>
          </draw:text-box>
        </draw:frame>
        <draw:frame draw:style-name="gr5" draw:text-style-name="P4" draw:layer="layout" svg:width="1.587cm" svg:height="0.887cm" svg:x="28.939cm" svg:y="7.382cm">
          <draw:text-box>
            <text:p text:style-name="P3"><text:span text:style-name="T2">N_1R6</text:span><text:span text:style-name="T2">7</text:span></text:p>
          </draw:text-box>
        </draw:frame>
        <draw:frame draw:style-name="gr5" draw:text-style-name="P4" draw:layer="layout" svg:width="1.588cm" svg:height="0.887cm" svg:x="11.158cm" svg:y="9.922cm">
          <draw:text-box>
            <text:p text:style-name="P3"><text:span text:style-name="T2">N_2RX</text:span><text:span text:style-name="T2">0</text:span></text:p>
          </draw:text-box>
        </draw:frame>
        <draw:frame draw:style-name="gr5" draw:text-style-name="P4" draw:layer="layout" svg:width="1.587cm" svg:height="0.887cm" svg:x="13.699cm" svg:y="9.922cm">
          <draw:text-box>
            <text:p text:style-name="P3"><text:span text:style-name="T2">N_2R0</text:span><text:span text:style-name="T2">1</text:span></text:p>
          </draw:text-box>
        </draw:frame>
        <draw:frame draw:style-name="gr5" draw:text-style-name="P4" draw:layer="layout" svg:width="1.587cm" svg:height="0.887cm" svg:x="16.239cm" svg:y="9.922cm">
          <draw:text-box>
            <text:p text:style-name="P3"><text:span text:style-name="T2">N_2R1</text:span><text:span text:style-name="T2">2</text:span></text:p>
          </draw:text-box>
        </draw:frame>
        <draw:frame draw:style-name="gr5" draw:text-style-name="P4" draw:layer="layout" svg:width="1.587cm" svg:height="0.887cm" svg:x="18.779cm" svg:y="9.922cm">
          <draw:text-box>
            <text:p text:style-name="P3"><text:span text:style-name="T2">N_2R2</text:span><text:span text:style-name="T2">3</text:span></text:p>
          </draw:text-box>
        </draw:frame>
        <draw:frame draw:style-name="gr5" draw:text-style-name="P4" draw:layer="layout" svg:width="1.587cm" svg:height="0.887cm" svg:x="21.319cm" svg:y="9.857cm">
          <draw:text-box>
            <text:p text:style-name="P3"><text:span text:style-name="T2">N_2R3</text:span><text:span text:style-name="T2">4</text:span></text:p>
          </draw:text-box>
        </draw:frame>
        <draw:frame draw:style-name="gr5" draw:text-style-name="P4" draw:layer="layout" svg:width="1.587cm" svg:height="0.887cm" svg:x="23.859cm" svg:y="9.922cm">
          <draw:text-box>
            <text:p text:style-name="P3"><text:span text:style-name="T2">N_2R4</text:span><text:span text:style-name="T2">5</text:span></text:p>
          </draw:text-box>
        </draw:frame>
        <draw:frame draw:style-name="gr5" draw:text-style-name="P4" draw:layer="layout" svg:width="1.587cm" svg:height="0.887cm" svg:x="26.399cm" svg:y="9.922cm">
          <draw:text-box>
            <text:p text:style-name="P3"><text:span text:style-name="T2">N_2R5</text:span><text:span text:style-name="T2">6</text:span></text:p>
          </draw:text-box>
        </draw:frame>
        <draw:frame draw:style-name="gr5" draw:text-style-name="P4" draw:layer="layout" svg:width="1.587cm" svg:height="0.887cm" svg:x="28.939cm" svg:y="9.922cm">
          <draw:text-box>
            <text:p text:style-name="P3"><text:span text:style-name="T2">N_2R6</text:span><text:span text:style-name="T2">7</text:span></text:p>
          </draw:text-box>
        </draw:frame>
        <draw:frame draw:style-name="gr5" draw:text-style-name="P4" draw:layer="layout" svg:width="1.588cm" svg:height="0.887cm" svg:x="11.158cm" svg:y="12.462cm">
          <draw:text-box>
            <text:p text:style-name="P3"><text:span text:style-name="T2">N_3RX</text:span><text:span text:style-name="T2">0</text:span></text:p>
          </draw:text-box>
        </draw:frame>
        <draw:frame draw:style-name="gr5" draw:text-style-name="P4" draw:layer="layout" svg:width="1.587cm" svg:height="0.887cm" svg:x="13.699cm" svg:y="12.462cm">
          <draw:text-box>
            <text:p text:style-name="P3"><text:span text:style-name="T2">N_3R0</text:span><text:span text:style-name="T2">1</text:span></text:p>
          </draw:text-box>
        </draw:frame>
        <draw:frame draw:style-name="gr5" draw:text-style-name="P4" draw:layer="layout" svg:width="1.587cm" svg:height="0.887cm" svg:x="16.239cm" svg:y="12.462cm">
          <draw:text-box>
            <text:p text:style-name="P3"><text:span text:style-name="T2">N_3R1</text:span><text:span text:style-name="T2">2</text:span></text:p>
          </draw:text-box>
        </draw:frame>
        <draw:frame draw:style-name="gr5" draw:text-style-name="P4" draw:layer="layout" svg:width="1.587cm" svg:height="0.887cm" svg:x="18.779cm" svg:y="12.462cm">
          <draw:text-box>
            <text:p text:style-name="P3"><text:span text:style-name="T2">N_3R2</text:span><text:span text:style-name="T2">3</text:span></text:p>
          </draw:text-box>
        </draw:frame>
        <draw:frame draw:style-name="gr5" draw:text-style-name="P4" draw:layer="layout" svg:width="1.587cm" svg:height="0.887cm" svg:x="21.319cm" svg:y="12.397cm">
          <draw:text-box>
            <text:p text:style-name="P3"><text:span text:style-name="T2">N_3R3</text:span><text:span text:style-name="T2">4</text:span></text:p>
          </draw:text-box>
        </draw:frame>
        <draw:frame draw:style-name="gr5" draw:text-style-name="P4" draw:layer="layout" svg:width="1.587cm" svg:height="0.887cm" svg:x="23.859cm" svg:y="12.462cm">
          <draw:text-box>
            <text:p text:style-name="P3"><text:span text:style-name="T2">N_3R4</text:span><text:span text:style-name="T2">5</text:span></text:p>
          </draw:text-box>
        </draw:frame>
        <draw:frame draw:style-name="gr5" draw:text-style-name="P4" draw:layer="layout" svg:width="1.587cm" svg:height="0.887cm" svg:x="26.399cm" svg:y="12.462cm">
          <draw:text-box>
            <text:p text:style-name="P3"><text:span text:style-name="T2">N_3R5</text:span><text:span text:style-name="T2">6</text:span></text:p>
          </draw:text-box>
        </draw:frame>
        <draw:frame draw:style-name="gr5" draw:text-style-name="P4" draw:layer="layout" svg:width="1.587cm" svg:height="0.887cm" svg:x="28.939cm" svg:y="12.462cm">
          <draw:text-box>
            <text:p text:style-name="P3"><text:span text:style-name="T2">N_3R6</text:span><text:span text:style-name="T2">7</text:span></text:p>
          </draw:text-box>
        </draw:frame>
        <draw:frame draw:style-name="gr5" draw:text-style-name="P4" draw:layer="layout" svg:width="1.588cm" svg:height="0.887cm" svg:x="11.158cm" svg:y="15.002cm">
          <draw:text-box>
            <text:p text:style-name="P3"><text:span text:style-name="T2">N_4RX</text:span><text:span text:style-name="T2">0</text:span></text:p>
          </draw:text-box>
        </draw:frame>
        <draw:frame draw:style-name="gr5" draw:text-style-name="P4" draw:layer="layout" svg:width="1.587cm" svg:height="0.887cm" svg:x="13.699cm" svg:y="15.002cm">
          <draw:text-box>
            <text:p text:style-name="P3"><text:span text:style-name="T2">N_4R0</text:span><text:span text:style-name="T2">1</text:span></text:p>
          </draw:text-box>
        </draw:frame>
        <draw:frame draw:style-name="gr5" draw:text-style-name="P4" draw:layer="layout" svg:width="1.587cm" svg:height="0.887cm" svg:x="16.239cm" svg:y="15.002cm">
          <draw:text-box>
            <text:p text:style-name="P3"><text:span text:style-name="T2">N_4R1</text:span><text:span text:style-name="T2">2</text:span></text:p>
          </draw:text-box>
        </draw:frame>
        <draw:frame draw:style-name="gr5" draw:text-style-name="P4" draw:layer="layout" svg:width="1.587cm" svg:height="0.887cm" svg:x="18.779cm" svg:y="15.002cm">
          <draw:text-box>
            <text:p text:style-name="P3"><text:span text:style-name="T2">N_4R2</text:span><text:span text:style-name="T2">3</text:span></text:p>
          </draw:text-box>
        </draw:frame>
        <draw:frame draw:style-name="gr5" draw:text-style-name="P4" draw:layer="layout" svg:width="1.587cm" svg:height="0.887cm" svg:x="21.319cm" svg:y="14.937cm">
          <draw:text-box>
            <text:p text:style-name="P3"><text:span text:style-name="T2">N_4R3</text:span><text:span text:style-name="T2">4</text:span></text:p>
          </draw:text-box>
        </draw:frame>
        <draw:frame draw:style-name="gr5" draw:text-style-name="P4" draw:layer="layout" svg:width="1.587cm" svg:height="0.887cm" svg:x="23.859cm" svg:y="15.002cm">
          <draw:text-box>
            <text:p text:style-name="P3"><text:span text:style-name="T2">N_4R4</text:span><text:span text:style-name="T2">5</text:span></text:p>
          </draw:text-box>
        </draw:frame>
        <draw:frame draw:style-name="gr5" draw:text-style-name="P4" draw:layer="layout" svg:width="1.587cm" svg:height="0.887cm" svg:x="26.399cm" svg:y="15.002cm">
          <draw:text-box>
            <text:p text:style-name="P3"><text:span text:style-name="T2">N_4R5</text:span><text:span text:style-name="T2">6</text:span></text:p>
          </draw:text-box>
        </draw:frame>
        <draw:frame draw:style-name="gr5" draw:text-style-name="P4" draw:layer="layout" svg:width="1.587cm" svg:height="0.887cm" svg:x="28.939cm" svg:y="15.002cm">
          <draw:text-box>
            <text:p text:style-name="P3"><text:span text:style-name="T2">N_4R6</text:span><text:span text:style-name="T2">7</text:span></text:p>
          </draw:text-box>
        </draw:frame>
        <draw:frame draw:style-name="gr5" draw:text-style-name="P4" draw:layer="layout" svg:width="1.588cm" svg:height="0.887cm" svg:x="11.159cm" svg:y="17.542cm">
          <draw:text-box>
            <text:p text:style-name="P3"><text:span text:style-name="T2">N_5RX</text:span><text:span text:style-name="T2">0</text:span></text:p>
          </draw:text-box>
        </draw:frame>
        <draw:frame draw:style-name="gr5" draw:text-style-name="P4" draw:layer="layout" svg:width="1.587cm" svg:height="0.887cm" svg:x="13.7cm" svg:y="17.542cm">
          <draw:text-box>
            <text:p text:style-name="P3"><text:span text:style-name="T2">N_5R0</text:span><text:span text:style-name="T2">1</text:span></text:p>
          </draw:text-box>
        </draw:frame>
        <draw:frame draw:style-name="gr5" draw:text-style-name="P4" draw:layer="layout" svg:width="1.587cm" svg:height="0.887cm" svg:x="16.24cm" svg:y="17.542cm">
          <draw:text-box>
            <text:p text:style-name="P3"><text:span text:style-name="T2">N_5R1</text:span><text:span text:style-name="T2">2</text:span></text:p>
          </draw:text-box>
        </draw:frame>
        <draw:frame draw:style-name="gr5" draw:text-style-name="P4" draw:layer="layout" svg:width="1.587cm" svg:height="0.887cm" svg:x="18.78cm" svg:y="17.542cm">
          <draw:text-box>
            <text:p text:style-name="P3"><text:span text:style-name="T2">N_5R2</text:span><text:span text:style-name="T2">3</text:span></text:p>
          </draw:text-box>
        </draw:frame>
        <draw:frame draw:style-name="gr5" draw:text-style-name="P4" draw:layer="layout" svg:width="1.587cm" svg:height="0.887cm" svg:x="21.32cm" svg:y="17.477cm">
          <draw:text-box>
            <text:p text:style-name="P3"><text:span text:style-name="T2">N_5R3</text:span><text:span text:style-name="T2">4</text:span></text:p>
          </draw:text-box>
        </draw:frame>
        <draw:frame draw:style-name="gr5" draw:text-style-name="P4" draw:layer="layout" svg:width="1.587cm" svg:height="0.887cm" svg:x="23.86cm" svg:y="17.542cm">
          <draw:text-box>
            <text:p text:style-name="P3"><text:span text:style-name="T2">N_5R4</text:span><text:span text:style-name="T2">5</text:span></text:p>
          </draw:text-box>
        </draw:frame>
        <draw:frame draw:style-name="gr5" draw:text-style-name="P4" draw:layer="layout" svg:width="1.587cm" svg:height="0.887cm" svg:x="26.4cm" svg:y="17.542cm">
          <draw:text-box>
            <text:p text:style-name="P3"><text:span text:style-name="T2">N_5R5</text:span><text:span text:style-name="T2">6</text:span></text:p>
          </draw:text-box>
        </draw:frame>
        <draw:frame draw:style-name="gr5" draw:text-style-name="P4" draw:layer="layout" svg:width="1.587cm" svg:height="0.887cm" svg:x="28.94cm" svg:y="17.542cm">
          <draw:text-box>
            <text:p text:style-name="P3"><text:span text:style-name="T2">N_5R6</text:span><text:span text:style-name="T2">7</text:span></text:p>
          </draw:text-box>
        </draw:frame>
        <draw:frame draw:style-name="gr5" draw:text-style-name="P4" draw:layer="layout" svg:width="1.588cm" svg:height="0.887cm" svg:x="11.158cm" svg:y="20.082cm">
          <draw:text-box>
            <text:p text:style-name="P3"><text:span text:style-name="T2">N_6RX</text:span><text:span text:style-name="T2">0</text:span></text:p>
          </draw:text-box>
        </draw:frame>
        <draw:frame draw:style-name="gr5" draw:text-style-name="P4" draw:layer="layout" svg:width="1.587cm" svg:height="0.887cm" svg:x="13.699cm" svg:y="20.082cm">
          <draw:text-box>
            <text:p text:style-name="P3"><text:span text:style-name="T2">N_6R0</text:span><text:span text:style-name="T2">1</text:span></text:p>
          </draw:text-box>
        </draw:frame>
        <draw:frame draw:style-name="gr5" draw:text-style-name="P4" draw:layer="layout" svg:width="1.587cm" svg:height="0.887cm" svg:x="16.239cm" svg:y="20.082cm">
          <draw:text-box>
            <text:p text:style-name="P3"><text:span text:style-name="T2">N_6R1</text:span><text:span text:style-name="T2">2</text:span></text:p>
          </draw:text-box>
        </draw:frame>
        <draw:frame draw:style-name="gr5" draw:text-style-name="P4" draw:layer="layout" svg:width="1.587cm" svg:height="0.887cm" svg:x="18.779cm" svg:y="20.082cm">
          <draw:text-box>
            <text:p text:style-name="P3"><text:span text:style-name="T2">N_6R2</text:span><text:span text:style-name="T2">3</text:span></text:p>
          </draw:text-box>
        </draw:frame>
        <draw:frame draw:style-name="gr5" draw:text-style-name="P4" draw:layer="layout" svg:width="1.587cm" svg:height="0.887cm" svg:x="21.319cm" svg:y="20.017cm">
          <draw:text-box>
            <text:p text:style-name="P3"><text:span text:style-name="T2">N_6R3</text:span><text:span text:style-name="T2">4</text:span></text:p>
          </draw:text-box>
        </draw:frame>
        <draw:frame draw:style-name="gr5" draw:text-style-name="P4" draw:layer="layout" svg:width="1.587cm" svg:height="0.887cm" svg:x="23.859cm" svg:y="20.082cm">
          <draw:text-box>
            <text:p text:style-name="P3"><text:span text:style-name="T2">N_6R4</text:span><text:span text:style-name="T2">5</text:span></text:p>
          </draw:text-box>
        </draw:frame>
        <draw:frame draw:style-name="gr5" draw:text-style-name="P4" draw:layer="layout" svg:width="1.587cm" svg:height="0.887cm" svg:x="26.399cm" svg:y="20.082cm">
          <draw:text-box>
            <text:p text:style-name="P3"><text:span text:style-name="T2">N_6R5</text:span><text:span text:style-name="T2">6</text:span></text:p>
          </draw:text-box>
        </draw:frame>
        <draw:frame draw:style-name="gr5" draw:text-style-name="P4" draw:layer="layout" svg:width="1.587cm" svg:height="0.887cm" svg:x="28.939cm" svg:y="20.082cm">
          <draw:text-box>
            <text:p text:style-name="P3"><text:span text:style-name="T2">N_6R6</text:span><text:span text:style-name="T2">7</text:span></text:p>
          </draw:text-box>
        </draw:frame>
        <draw:frame draw:style-name="gr5" draw:text-style-name="P4" draw:layer="layout" svg:width="1.588cm" svg:height="0.887cm" svg:x="11.158cm" svg:y="22.622cm">
          <draw:text-box>
            <text:p text:style-name="P3"><text:span text:style-name="T2">N_7RX</text:span><text:span text:style-name="T2">0</text:span></text:p>
          </draw:text-box>
        </draw:frame>
        <draw:frame draw:style-name="gr5" draw:text-style-name="P4" draw:layer="layout" svg:width="1.587cm" svg:height="0.887cm" svg:x="13.699cm" svg:y="22.622cm">
          <draw:text-box>
            <text:p text:style-name="P3"><text:span text:style-name="T2">N_7R0</text:span><text:span text:style-name="T2">1</text:span></text:p>
          </draw:text-box>
        </draw:frame>
        <draw:frame draw:style-name="gr5" draw:text-style-name="P4" draw:layer="layout" svg:width="1.587cm" svg:height="0.887cm" svg:x="16.239cm" svg:y="22.622cm">
          <draw:text-box>
            <text:p text:style-name="P3"><text:span text:style-name="T2">N_7R1</text:span><text:span text:style-name="T2">2</text:span></text:p>
          </draw:text-box>
        </draw:frame>
        <draw:frame draw:style-name="gr5" draw:text-style-name="P4" draw:layer="layout" svg:width="1.587cm" svg:height="0.887cm" svg:x="18.779cm" svg:y="22.622cm">
          <draw:text-box>
            <text:p text:style-name="P3"><text:span text:style-name="T2">N_7R2</text:span><text:span text:style-name="T2">3</text:span></text:p>
          </draw:text-box>
        </draw:frame>
        <draw:frame draw:style-name="gr5" draw:text-style-name="P4" draw:layer="layout" svg:width="1.587cm" svg:height="0.887cm" svg:x="21.319cm" svg:y="22.557cm">
          <draw:text-box>
            <text:p text:style-name="P3"><text:span text:style-name="T2">N_7R3</text:span><text:span text:style-name="T2">4</text:span></text:p>
          </draw:text-box>
        </draw:frame>
        <draw:frame draw:style-name="gr5" draw:text-style-name="P4" draw:layer="layout" svg:width="1.587cm" svg:height="0.887cm" svg:x="23.859cm" svg:y="22.622cm">
          <draw:text-box>
            <text:p text:style-name="P3"><text:span text:style-name="T2">N_7R4</text:span><text:span text:style-name="T2">5</text:span></text:p>
          </draw:text-box>
        </draw:frame>
        <draw:frame draw:style-name="gr5" draw:text-style-name="P4" draw:layer="layout" svg:width="1.587cm" svg:height="0.887cm" svg:x="26.399cm" svg:y="22.622cm">
          <draw:text-box>
            <text:p text:style-name="P3"><text:span text:style-name="T2">N_7R5</text:span><text:span text:style-name="T2">6</text:span></text:p>
          </draw:text-box>
        </draw:frame>
        <draw:frame draw:style-name="gr5" draw:text-style-name="P4" draw:layer="layout" svg:width="1.587cm" svg:height="0.887cm" svg:x="28.939cm" svg:y="22.622cm">
          <draw:text-box>
            <text:p text:style-name="P3"><text:span text:style-name="T2">N_7R6</text:span><text:span text:style-name="T2">7</text:span></text:p>
          </draw:text-box>
        </draw:frame>
        <draw:frame draw:style-name="gr5" draw:text-style-name="P4" draw:layer="layout" svg:width="1.588cm" svg:height="0.887cm" svg:x="13.064cm" svg:y="3.572cm">
          <draw:text-box>
            <text:p text:style-name="P3"><text:span text:style-name="T2">N_0CX</text:span><text:span text:style-name="T2">0</text:span></text:p>
          </draw:text-box>
        </draw:frame>
        <draw:frame draw:style-name="gr5" draw:text-style-name="P4" draw:layer="layout" svg:width="1.588cm" svg:height="0.887cm" svg:x="13.064cm" svg:y="6.112cm">
          <draw:text-box>
            <text:p text:style-name="P3"><text:span text:style-name="T2">N_0C0</text:span><text:span text:style-name="T2">1</text:span></text:p>
          </draw:text-box>
        </draw:frame>
        <draw:frame draw:style-name="gr5" draw:text-style-name="P4" draw:layer="layout" svg:width="1.588cm" svg:height="0.887cm" svg:x="13.064cm" svg:y="8.652cm">
          <draw:text-box>
            <text:p text:style-name="P3"><text:span text:style-name="T2">N_0C1</text:span><text:span text:style-name="T2">2</text:span></text:p>
          </draw:text-box>
        </draw:frame>
        <draw:frame draw:style-name="gr5" draw:text-style-name="P4" draw:layer="layout" svg:width="1.588cm" svg:height="0.887cm" svg:x="13.064cm" svg:y="11.127cm">
          <draw:text-box>
            <text:p text:style-name="P3"><text:span text:style-name="T2">N_0C2</text:span><text:span text:style-name="T2">3</text:span></text:p>
          </draw:text-box>
        </draw:frame>
        <draw:frame draw:style-name="gr5" draw:text-style-name="P4" draw:layer="layout" svg:width="1.588cm" svg:height="0.887cm" svg:x="13.064cm" svg:y="13.667cm">
          <draw:text-box>
            <text:p text:style-name="P3"><text:span text:style-name="T2">N_0C3</text:span><text:span text:style-name="T2">4</text:span></text:p>
          </draw:text-box>
        </draw:frame>
        <draw:frame draw:style-name="gr5" draw:text-style-name="P4" draw:layer="layout" svg:width="1.588cm" svg:height="0.887cm" svg:x="13.064cm" svg:y="16.272cm">
          <draw:text-box>
            <text:p text:style-name="P3"><text:span text:style-name="T2">N_0C4</text:span><text:span text:style-name="T2">5</text:span></text:p>
          </draw:text-box>
        </draw:frame>
        <draw:frame draw:style-name="gr5" draw:text-style-name="P4" draw:layer="layout" svg:width="1.588cm" svg:height="0.887cm" svg:x="13.064cm" svg:y="18.812cm">
          <draw:text-box>
            <text:p text:style-name="P3"><text:span text:style-name="T2">N_0C5</text:span><text:span text:style-name="T2">6</text:span></text:p>
          </draw:text-box>
        </draw:frame>
        <draw:frame draw:style-name="gr5" draw:text-style-name="P4" draw:layer="layout" svg:width="1.588cm" svg:height="0.887cm" svg:x="13.064cm" svg:y="21.352cm">
          <draw:text-box>
            <text:p text:style-name="P3"><text:span text:style-name="T2">N_0C6</text:span><text:span text:style-name="T2">7</text:span></text:p>
          </draw:text-box>
        </draw:frame>
        <draw:frame draw:style-name="gr5" draw:text-style-name="P4" draw:layer="layout" svg:width="1.588cm" svg:height="0.887cm" svg:x="15.604cm" svg:y="3.572cm">
          <draw:text-box>
            <text:p text:style-name="P3"><text:span text:style-name="T2">N_1CX</text:span><text:span text:style-name="T2">0</text:span></text:p>
          </draw:text-box>
        </draw:frame>
        <draw:frame draw:style-name="gr5" draw:text-style-name="P4" draw:layer="layout" svg:width="1.588cm" svg:height="0.887cm" svg:x="15.604cm" svg:y="6.112cm">
          <draw:text-box>
            <text:p text:style-name="P3"><text:span text:style-name="T2">N_1C0</text:span><text:span text:style-name="T2">1</text:span></text:p>
          </draw:text-box>
        </draw:frame>
        <draw:frame draw:style-name="gr5" draw:text-style-name="P4" draw:layer="layout" svg:width="1.588cm" svg:height="0.887cm" svg:x="15.604cm" svg:y="8.652cm">
          <draw:text-box>
            <text:p text:style-name="P3"><text:span text:style-name="T2">N_1C1</text:span><text:span text:style-name="T2">2</text:span></text:p>
          </draw:text-box>
        </draw:frame>
        <draw:frame draw:style-name="gr5" draw:text-style-name="P4" draw:layer="layout" svg:width="1.588cm" svg:height="0.887cm" svg:x="15.604cm" svg:y="11.127cm">
          <draw:text-box>
            <text:p text:style-name="P3"><text:span text:style-name="T2">N_1C2</text:span><text:span text:style-name="T2">3</text:span></text:p>
          </draw:text-box>
        </draw:frame>
        <draw:frame draw:style-name="gr5" draw:text-style-name="P4" draw:layer="layout" svg:width="1.588cm" svg:height="0.887cm" svg:x="15.604cm" svg:y="13.667cm">
          <draw:text-box>
            <text:p text:style-name="P3"><text:span text:style-name="T2">N_1C3</text:span><text:span text:style-name="T2">4</text:span></text:p>
          </draw:text-box>
        </draw:frame>
        <draw:frame draw:style-name="gr5" draw:text-style-name="P4" draw:layer="layout" svg:width="1.588cm" svg:height="0.887cm" svg:x="15.604cm" svg:y="16.272cm">
          <draw:text-box>
            <text:p text:style-name="P3"><text:span text:style-name="T2">N_1C4</text:span><text:span text:style-name="T2">5</text:span></text:p>
          </draw:text-box>
        </draw:frame>
        <draw:frame draw:style-name="gr5" draw:text-style-name="P4" draw:layer="layout" svg:width="1.588cm" svg:height="0.887cm" svg:x="15.604cm" svg:y="18.812cm">
          <draw:text-box>
            <text:p text:style-name="P3"><text:span text:style-name="T2">N_1C5</text:span><text:span text:style-name="T2">6</text:span></text:p>
          </draw:text-box>
        </draw:frame>
        <draw:frame draw:style-name="gr5" draw:text-style-name="P4" draw:layer="layout" svg:width="1.588cm" svg:height="0.887cm" svg:x="15.604cm" svg:y="21.352cm">
          <draw:text-box>
            <text:p text:style-name="P3"><text:span text:style-name="T2">N_1C6</text:span><text:span text:style-name="T2">7</text:span></text:p>
          </draw:text-box>
        </draw:frame>
        <draw:frame draw:style-name="gr5" draw:text-style-name="P4" draw:layer="layout" svg:width="1.588cm" svg:height="0.887cm" svg:x="18.143cm" svg:y="3.572cm">
          <draw:text-box>
            <text:p text:style-name="P3"><text:span text:style-name="T2">N_2CX</text:span><text:span text:style-name="T2">0</text:span></text:p>
          </draw:text-box>
        </draw:frame>
        <draw:frame draw:style-name="gr5" draw:text-style-name="P4" draw:layer="layout" svg:width="1.588cm" svg:height="0.887cm" svg:x="18.143cm" svg:y="6.112cm">
          <draw:text-box>
            <text:p text:style-name="P3"><text:span text:style-name="T2">N_2C0</text:span><text:span text:style-name="T2">1</text:span></text:p>
          </draw:text-box>
        </draw:frame>
        <draw:frame draw:style-name="gr5" draw:text-style-name="P4" draw:layer="layout" svg:width="1.588cm" svg:height="0.887cm" svg:x="18.143cm" svg:y="8.652cm">
          <draw:text-box>
            <text:p text:style-name="P3"><text:span text:style-name="T2">N_2C1</text:span><text:span text:style-name="T2">2</text:span></text:p>
          </draw:text-box>
        </draw:frame>
        <draw:frame draw:style-name="gr5" draw:text-style-name="P4" draw:layer="layout" svg:width="1.588cm" svg:height="0.887cm" svg:x="18.143cm" svg:y="11.127cm">
          <draw:text-box>
            <text:p text:style-name="P3"><text:span text:style-name="T2">N_2C2</text:span><text:span text:style-name="T2">3</text:span></text:p>
          </draw:text-box>
        </draw:frame>
        <draw:frame draw:style-name="gr5" draw:text-style-name="P4" draw:layer="layout" svg:width="1.588cm" svg:height="0.887cm" svg:x="18.143cm" svg:y="13.667cm">
          <draw:text-box>
            <text:p text:style-name="P3"><text:span text:style-name="T2">N_2C3</text:span><text:span text:style-name="T2">4</text:span></text:p>
          </draw:text-box>
        </draw:frame>
        <draw:frame draw:style-name="gr5" draw:text-style-name="P4" draw:layer="layout" svg:width="1.588cm" svg:height="0.887cm" svg:x="18.143cm" svg:y="16.272cm">
          <draw:text-box>
            <text:p text:style-name="P3"><text:span text:style-name="T2">N_2C4</text:span><text:span text:style-name="T2">5</text:span></text:p>
          </draw:text-box>
        </draw:frame>
        <draw:frame draw:style-name="gr5" draw:text-style-name="P4" draw:layer="layout" svg:width="1.588cm" svg:height="0.887cm" svg:x="18.143cm" svg:y="18.812cm">
          <draw:text-box>
            <text:p text:style-name="P3"><text:span text:style-name="T2">N_2C5</text:span><text:span text:style-name="T2">6</text:span></text:p>
          </draw:text-box>
        </draw:frame>
        <draw:frame draw:style-name="gr5" draw:text-style-name="P4" draw:layer="layout" svg:width="1.588cm" svg:height="0.887cm" svg:x="18.143cm" svg:y="21.352cm">
          <draw:text-box>
            <text:p text:style-name="P3"><text:span text:style-name="T2">N_2C6</text:span><text:span text:style-name="T2">7</text:span></text:p>
          </draw:text-box>
        </draw:frame>
        <draw:frame draw:style-name="gr5" draw:text-style-name="P4" draw:layer="layout" svg:width="1.588cm" svg:height="0.887cm" svg:x="20.684cm" svg:y="3.507cm">
          <draw:text-box>
            <text:p text:style-name="P3"><text:span text:style-name="T2">N_3CX</text:span><text:span text:style-name="T2">0</text:span></text:p>
          </draw:text-box>
        </draw:frame>
        <draw:frame draw:style-name="gr5" draw:text-style-name="P4" draw:layer="layout" svg:width="1.588cm" svg:height="0.887cm" svg:x="20.684cm" svg:y="6.047cm">
          <draw:text-box>
            <text:p text:style-name="P3"><text:span text:style-name="T2">N_3C0</text:span><text:span text:style-name="T2">1</text:span></text:p>
          </draw:text-box>
        </draw:frame>
        <draw:frame draw:style-name="gr5" draw:text-style-name="P4" draw:layer="layout" svg:width="1.588cm" svg:height="0.887cm" svg:x="20.684cm" svg:y="8.587cm">
          <draw:text-box>
            <text:p text:style-name="P3"><text:span text:style-name="T2">N_3C1</text:span><text:span text:style-name="T2">2</text:span></text:p>
          </draw:text-box>
        </draw:frame>
        <draw:frame draw:style-name="gr5" draw:text-style-name="P4" draw:layer="layout" svg:width="1.588cm" svg:height="0.887cm" svg:x="20.684cm" svg:y="11.062cm">
          <draw:text-box>
            <text:p text:style-name="P3"><text:span text:style-name="T2">N_3C2</text:span><text:span text:style-name="T2">3</text:span></text:p>
          </draw:text-box>
        </draw:frame>
        <draw:frame draw:style-name="gr5" draw:text-style-name="P4" draw:layer="layout" svg:width="1.588cm" svg:height="0.887cm" svg:x="20.684cm" svg:y="13.602cm">
          <draw:text-box>
            <text:p text:style-name="P3"><text:span text:style-name="T2">N_3C3</text:span><text:span text:style-name="T2">4</text:span></text:p>
          </draw:text-box>
        </draw:frame>
        <draw:frame draw:style-name="gr5" draw:text-style-name="P4" draw:layer="layout" svg:width="1.588cm" svg:height="0.887cm" svg:x="20.684cm" svg:y="16.207cm">
          <draw:text-box>
            <text:p text:style-name="P3"><text:span text:style-name="T2">N_3C4</text:span><text:span text:style-name="T2">5</text:span></text:p>
          </draw:text-box>
        </draw:frame>
        <draw:frame draw:style-name="gr5" draw:text-style-name="P4" draw:layer="layout" svg:width="1.588cm" svg:height="0.887cm" svg:x="20.684cm" svg:y="18.747cm">
          <draw:text-box>
            <text:p text:style-name="P3"><text:span text:style-name="T2">N_3C5</text:span><text:span text:style-name="T2">6</text:span></text:p>
          </draw:text-box>
        </draw:frame>
        <draw:frame draw:style-name="gr5" draw:text-style-name="P4" draw:layer="layout" svg:width="1.588cm" svg:height="0.887cm" svg:x="20.684cm" svg:y="21.287cm">
          <draw:text-box>
            <text:p text:style-name="P3"><text:span text:style-name="T2">N_3C6</text:span><text:span text:style-name="T2">7</text:span></text:p>
          </draw:text-box>
        </draw:frame>
        <draw:frame draw:style-name="gr5" draw:text-style-name="P4" draw:layer="layout" svg:width="1.588cm" svg:height="0.887cm" svg:x="23.224cm" svg:y="3.507cm">
          <draw:text-box>
            <text:p text:style-name="P3"><text:span text:style-name="T2">N_4CX</text:span><text:span text:style-name="T2">0</text:span></text:p>
          </draw:text-box>
        </draw:frame>
        <draw:frame draw:style-name="gr5" draw:text-style-name="P4" draw:layer="layout" svg:width="1.588cm" svg:height="0.887cm" svg:x="23.224cm" svg:y="6.047cm">
          <draw:text-box>
            <text:p text:style-name="P3"><text:span text:style-name="T2">N_4C0</text:span><text:span text:style-name="T2">1</text:span></text:p>
          </draw:text-box>
        </draw:frame>
        <draw:frame draw:style-name="gr5" draw:text-style-name="P4" draw:layer="layout" svg:width="1.588cm" svg:height="0.887cm" svg:x="23.224cm" svg:y="8.587cm">
          <draw:text-box>
            <text:p text:style-name="P3"><text:span text:style-name="T2">N_4C1</text:span><text:span text:style-name="T2">2</text:span></text:p>
          </draw:text-box>
        </draw:frame>
        <draw:frame draw:style-name="gr5" draw:text-style-name="P4" draw:layer="layout" svg:width="1.588cm" svg:height="0.887cm" svg:x="23.224cm" svg:y="11.062cm">
          <draw:text-box>
            <text:p text:style-name="P3"><text:span text:style-name="T2">N_4C2</text:span><text:span text:style-name="T2">3</text:span></text:p>
          </draw:text-box>
        </draw:frame>
        <draw:frame draw:style-name="gr5" draw:text-style-name="P4" draw:layer="layout" svg:width="1.588cm" svg:height="0.887cm" svg:x="23.224cm" svg:y="13.602cm">
          <draw:text-box>
            <text:p text:style-name="P3"><text:span text:style-name="T2">N_4C3</text:span><text:span text:style-name="T2">4</text:span></text:p>
          </draw:text-box>
        </draw:frame>
        <draw:frame draw:style-name="gr5" draw:text-style-name="P4" draw:layer="layout" svg:width="1.588cm" svg:height="0.887cm" svg:x="23.224cm" svg:y="16.207cm">
          <draw:text-box>
            <text:p text:style-name="P3"><text:span text:style-name="T2">N_4C4</text:span><text:span text:style-name="T2">5</text:span></text:p>
          </draw:text-box>
        </draw:frame>
        <draw:frame draw:style-name="gr5" draw:text-style-name="P4" draw:layer="layout" svg:width="1.588cm" svg:height="0.887cm" svg:x="23.224cm" svg:y="18.747cm">
          <draw:text-box>
            <text:p text:style-name="P3"><text:span text:style-name="T2">N_4C5</text:span><text:span text:style-name="T2">6</text:span></text:p>
          </draw:text-box>
        </draw:frame>
        <draw:frame draw:style-name="gr5" draw:text-style-name="P4" draw:layer="layout" svg:width="1.588cm" svg:height="0.887cm" svg:x="23.224cm" svg:y="21.287cm">
          <draw:text-box>
            <text:p text:style-name="P3"><text:span text:style-name="T2">N_4C6</text:span><text:span text:style-name="T2">7</text:span></text:p>
          </draw:text-box>
        </draw:frame>
        <draw:frame draw:style-name="gr5" draw:text-style-name="P4" draw:layer="layout" svg:width="1.588cm" svg:height="0.887cm" svg:x="25.764cm" svg:y="3.507cm">
          <draw:text-box>
            <text:p text:style-name="P3"><text:span text:style-name="T2">N_5CX</text:span><text:span text:style-name="T2">0</text:span></text:p>
          </draw:text-box>
        </draw:frame>
        <draw:frame draw:style-name="gr5" draw:text-style-name="P4" draw:layer="layout" svg:width="1.588cm" svg:height="0.887cm" svg:x="25.764cm" svg:y="6.047cm">
          <draw:text-box>
            <text:p text:style-name="P3"><text:span text:style-name="T2">N_5C0</text:span><text:span text:style-name="T2">1</text:span></text:p>
          </draw:text-box>
        </draw:frame>
        <draw:frame draw:style-name="gr5" draw:text-style-name="P4" draw:layer="layout" svg:width="1.588cm" svg:height="0.887cm" svg:x="25.764cm" svg:y="8.587cm">
          <draw:text-box>
            <text:p text:style-name="P3"><text:span text:style-name="T2">N_5C1</text:span><text:span text:style-name="T2">2</text:span></text:p>
          </draw:text-box>
        </draw:frame>
        <draw:frame draw:style-name="gr5" draw:text-style-name="P4" draw:layer="layout" svg:width="1.588cm" svg:height="0.887cm" svg:x="25.764cm" svg:y="11.062cm">
          <draw:text-box>
            <text:p text:style-name="P3"><text:span text:style-name="T2">N_5C2</text:span><text:span text:style-name="T2">3</text:span></text:p>
          </draw:text-box>
        </draw:frame>
        <draw:frame draw:style-name="gr5" draw:text-style-name="P4" draw:layer="layout" svg:width="1.588cm" svg:height="0.887cm" svg:x="25.764cm" svg:y="13.602cm">
          <draw:text-box>
            <text:p text:style-name="P3"><text:span text:style-name="T2">N_5C3</text:span><text:span text:style-name="T2">4</text:span></text:p>
          </draw:text-box>
        </draw:frame>
        <draw:frame draw:style-name="gr5" draw:text-style-name="P4" draw:layer="layout" svg:width="1.588cm" svg:height="0.887cm" svg:x="25.764cm" svg:y="16.207cm">
          <draw:text-box>
            <text:p text:style-name="P3"><text:span text:style-name="T2">N_5C4</text:span><text:span text:style-name="T2">5</text:span></text:p>
          </draw:text-box>
        </draw:frame>
        <draw:frame draw:style-name="gr5" draw:text-style-name="P4" draw:layer="layout" svg:width="1.588cm" svg:height="0.887cm" svg:x="25.764cm" svg:y="18.747cm">
          <draw:text-box>
            <text:p text:style-name="P3"><text:span text:style-name="T2">N_5C5</text:span><text:span text:style-name="T2">6</text:span></text:p>
          </draw:text-box>
        </draw:frame>
        <draw:frame draw:style-name="gr5" draw:text-style-name="P4" draw:layer="layout" svg:width="1.588cm" svg:height="0.887cm" svg:x="25.764cm" svg:y="21.287cm">
          <draw:text-box>
            <text:p text:style-name="P3"><text:span text:style-name="T2">N_5C6</text:span><text:span text:style-name="T2">7</text:span></text:p>
          </draw:text-box>
        </draw:frame>
        <draw:frame draw:style-name="gr5" draw:text-style-name="P4" draw:layer="layout" svg:width="1.588cm" svg:height="0.887cm" svg:x="28.304cm" svg:y="3.507cm">
          <draw:text-box>
            <text:p text:style-name="P3"><text:span text:style-name="T2">N_6CX</text:span><text:span text:style-name="T2">0</text:span></text:p>
          </draw:text-box>
        </draw:frame>
        <draw:frame draw:style-name="gr5" draw:text-style-name="P4" draw:layer="layout" svg:width="1.588cm" svg:height="0.887cm" svg:x="28.304cm" svg:y="6.047cm">
          <draw:text-box>
            <text:p text:style-name="P3"><text:span text:style-name="T2">N_6C0</text:span><text:span text:style-name="T2">1</text:span></text:p>
          </draw:text-box>
        </draw:frame>
        <draw:frame draw:style-name="gr5" draw:text-style-name="P4" draw:layer="layout" svg:width="1.588cm" svg:height="0.887cm" svg:x="28.304cm" svg:y="8.587cm">
          <draw:text-box>
            <text:p text:style-name="P3"><text:span text:style-name="T2">N_6C1</text:span><text:span text:style-name="T2">2</text:span></text:p>
          </draw:text-box>
        </draw:frame>
        <draw:frame draw:style-name="gr5" draw:text-style-name="P4" draw:layer="layout" svg:width="1.588cm" svg:height="0.887cm" svg:x="28.304cm" svg:y="11.062cm">
          <draw:text-box>
            <text:p text:style-name="P3"><text:span text:style-name="T2">N_6C2</text:span><text:span text:style-name="T2">3</text:span></text:p>
          </draw:text-box>
        </draw:frame>
        <draw:frame draw:style-name="gr5" draw:text-style-name="P4" draw:layer="layout" svg:width="1.588cm" svg:height="0.887cm" svg:x="28.304cm" svg:y="13.602cm">
          <draw:text-box>
            <text:p text:style-name="P3"><text:span text:style-name="T2">N_6C3</text:span><text:span text:style-name="T2">4</text:span></text:p>
          </draw:text-box>
        </draw:frame>
        <draw:frame draw:style-name="gr5" draw:text-style-name="P4" draw:layer="layout" svg:width="1.588cm" svg:height="0.887cm" svg:x="28.304cm" svg:y="16.207cm">
          <draw:text-box>
            <text:p text:style-name="P3"><text:span text:style-name="T2">N_6C4</text:span><text:span text:style-name="T2">5</text:span></text:p>
          </draw:text-box>
        </draw:frame>
        <draw:frame draw:style-name="gr5" draw:text-style-name="P4" draw:layer="layout" svg:width="1.588cm" svg:height="0.887cm" svg:x="28.304cm" svg:y="18.747cm">
          <draw:text-box>
            <text:p text:style-name="P3"><text:span text:style-name="T2">N_6C5</text:span><text:span text:style-name="T2">6</text:span></text:p>
          </draw:text-box>
        </draw:frame>
        <draw:frame draw:style-name="gr5" draw:text-style-name="P4" draw:layer="layout" svg:width="1.588cm" svg:height="0.887cm" svg:x="28.304cm" svg:y="21.287cm">
          <draw:text-box>
            <text:p text:style-name="P3"><text:span text:style-name="T2">N_6C6</text:span><text:span text:style-name="T2">7</text:span></text:p>
          </draw:text-box>
        </draw:frame>
        <draw:frame draw:style-name="gr5" draw:text-style-name="P4" draw:layer="layout" svg:width="1.588cm" svg:height="0.887cm" svg:x="30.844cm" svg:y="3.507cm">
          <draw:text-box>
            <text:p text:style-name="P3"><text:span text:style-name="T2">N_7CX</text:span><text:span text:style-name="T2">0</text:span></text:p>
          </draw:text-box>
        </draw:frame>
        <draw:frame draw:style-name="gr5" draw:text-style-name="P4" draw:layer="layout" svg:width="1.588cm" svg:height="0.887cm" svg:x="30.844cm" svg:y="6.047cm">
          <draw:text-box>
            <text:p text:style-name="P3"><text:span text:style-name="T2">N_7C0</text:span><text:span text:style-name="T2">1</text:span></text:p>
          </draw:text-box>
        </draw:frame>
        <draw:frame draw:style-name="gr5" draw:text-style-name="P4" draw:layer="layout" svg:width="1.588cm" svg:height="0.887cm" svg:x="30.844cm" svg:y="8.587cm">
          <draw:text-box>
            <text:p text:style-name="P3"><text:span text:style-name="T2">N_7C1</text:span><text:span text:style-name="T2">2</text:span></text:p>
          </draw:text-box>
        </draw:frame>
        <draw:frame draw:style-name="gr5" draw:text-style-name="P4" draw:layer="layout" svg:width="1.588cm" svg:height="0.887cm" svg:x="30.844cm" svg:y="11.062cm">
          <draw:text-box>
            <text:p text:style-name="P3"><text:span text:style-name="T2">N_7C2</text:span><text:span text:style-name="T2">3</text:span></text:p>
          </draw:text-box>
        </draw:frame>
        <draw:frame draw:style-name="gr5" draw:text-style-name="P4" draw:layer="layout" svg:width="1.588cm" svg:height="0.887cm" svg:x="30.844cm" svg:y="13.602cm">
          <draw:text-box>
            <text:p text:style-name="P3"><text:span text:style-name="T2">N_7C3</text:span><text:span text:style-name="T2">4</text:span></text:p>
          </draw:text-box>
        </draw:frame>
        <draw:frame draw:style-name="gr5" draw:text-style-name="P4" draw:layer="layout" svg:width="1.588cm" svg:height="0.887cm" svg:x="30.844cm" svg:y="16.207cm">
          <draw:text-box>
            <text:p text:style-name="P3"><text:span text:style-name="T2">N_7C4</text:span><text:span text:style-name="T2">5</text:span></text:p>
          </draw:text-box>
        </draw:frame>
        <draw:frame draw:style-name="gr5" draw:text-style-name="P4" draw:layer="layout" svg:width="1.588cm" svg:height="0.887cm" svg:x="30.844cm" svg:y="18.747cm">
          <draw:text-box>
            <text:p text:style-name="P3"><text:span text:style-name="T2">N_7C5</text:span><text:span text:style-name="T2">6</text:span></text:p>
          </draw:text-box>
        </draw:frame>
        <draw:frame draw:style-name="gr5" draw:text-style-name="P4" draw:layer="layout" svg:width="1.588cm" svg:height="0.887cm" svg:x="30.844cm" svg:y="21.287cm">
          <draw:text-box>
            <text:p text:style-name="P3"><text:span text:style-name="T2">N_7C6</text:span><text:span text:style-name="T2">7</text:span></text:p>
          </draw:text-box>
        </draw:frame>
        <draw:frame draw:style-name="gr6" draw:text-style-name="P5" draw:layer="layout" svg:width="13.97cm" svg:height="1.673cm" svg:x="1.635cm" svg:y="1.232cm">
          <draw:text-box>
            <text:p>8x8 Systolic Array Nets and Labels Diagram</text:p>
            <text:p/>
          </draw:text-box>
        </draw:frame>
      </draw:page>
      <draw:page draw:name="page2" draw:style-name="dp1" draw:master-page-name="Default">
        <draw:custom-shape draw:style-name="gr7" draw:text-style-name="P1" draw:layer="layout" svg:width="5.079cm" svg:height="5.08cm" svg:x="4.175cm" svg:y="4.2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4cm" svg:y1="6.08cm" svg:x2="5.444cm" svg:y2="7.35cm">
          <text:p/>
        </draw:line>
        <draw:line draw:style-name="gr2" draw:text-style-name="P1" draw:layer="layout" svg:x1="5.444cm" svg:y1="8.62cm" svg:x2="5.444cm" svg:y2="9.89cm">
          <text:p/>
        </draw:line>
        <draw:line draw:style-name="gr2" draw:text-style-name="P1" draw:layer="layout" svg:x1="5.444cm" svg:y1="3.54cm" svg:x2="5.444cm" svg:y2="4.81cm">
          <text:p/>
        </draw:line>
        <draw:line draw:style-name="gr2" draw:text-style-name="P1" draw:layer="layout" svg:x1="7.984cm" svg:y1="6.08cm" svg:x2="7.984cm" svg:y2="7.35cm">
          <text:p/>
        </draw:line>
        <draw:line draw:style-name="gr2" draw:text-style-name="P1" draw:layer="layout" svg:x1="7.984cm" svg:y1="8.62cm" svg:x2="7.984cm" svg:y2="9.89cm">
          <text:p/>
        </draw:line>
        <draw:line draw:style-name="gr2" draw:text-style-name="P1" draw:layer="layout" svg:x1="7.984cm" svg:y1="3.54cm" svg:x2="7.984cm" svg:y2="4.81cm">
          <text:p/>
        </draw:line>
        <draw:line draw:style-name="gr3" draw:text-style-name="P1" draw:layer="layout" svg:x1="3.539cm" svg:y1="5.445cm" svg:x2="4.809cm" svg:y2="5.445cm">
          <text:p/>
        </draw:line>
        <draw:line draw:style-name="gr3" draw:text-style-name="P1" draw:layer="layout" svg:x1="3.539cm" svg:y1="7.985cm" svg:x2="4.809cm" svg:y2="7.985cm">
          <text:p/>
        </draw:line>
        <draw:line draw:style-name="gr3" draw:text-style-name="P1" draw:layer="layout" svg:x1="6.079cm" svg:y1="5.445cm" svg:x2="7.349cm" svg:y2="5.445cm">
          <text:p/>
        </draw:line>
        <draw:line draw:style-name="gr3" draw:text-style-name="P1" draw:layer="layout" svg:x1="6.079cm" svg:y1="7.985cm" svg:x2="7.349cm" svg:y2="7.985cm">
          <text:p/>
        </draw:line>
        <draw:line draw:style-name="gr3" draw:text-style-name="P1" draw:layer="layout" svg:x1="8.619cm" svg:y1="5.445cm" svg:x2="9.889cm" svg:y2="5.445cm">
          <text:p/>
        </draw:line>
        <draw:line draw:style-name="gr3" draw:text-style-name="P1" draw:layer="layout" svg:x1="8.619cm" svg:y1="7.985cm" svg:x2="9.889cm" svg:y2="7.985cm">
          <text:p/>
        </draw:line>
        <draw:custom-shape draw:style-name="gr4" draw:text-style-name="P2" draw:layer="layout" svg:width="1.27cm" svg:height="1.27cm" svg:x="4.809cm" svg:y="4.81cm">
          <text:p text:style-name="P2"><text:span text:style-name="T1">C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4.809cm" svg:y="7.35cm">
          <text:p text:style-name="P2"><text:span text:style-name="T1">C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7.349cm" svg:y="4.81cm">
          <text:p text:style-name="P2"><text:span text:style-name="T1">C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27cm" svg:x="7.349cm" svg:y="7.35cm">
          <text:p text:style-name="P2"><text:span text:style-name="T1">C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88cm" svg:height="0.887cm" svg:x="2.268cm" svg:y="5.193cm">
          <draw:text-box>
            <text:p text:style-name="P3"><text:span text:style-name="T2">N_RX0</text:span></text:p>
          </draw:text-box>
        </draw:frame>
        <draw:frame draw:style-name="gr5" draw:text-style-name="P4" draw:layer="layout" svg:width="1.587cm" svg:height="0.887cm" svg:x="6.079cm" svg:y="4.875cm">
          <draw:text-box>
            <text:p text:style-name="P3"><text:span text:style-name="T2">N_R0</text:span></text:p>
          </draw:text-box>
        </draw:frame>
        <draw:frame draw:style-name="gr5" draw:text-style-name="P4" draw:layer="layout" svg:width="1.588cm" svg:height="0.887cm" svg:x="2.269cm" svg:y="7.667cm">
          <draw:text-box>
            <text:p text:style-name="P3"><text:span text:style-name="T2">N_RX1</text:span></text:p>
          </draw:text-box>
        </draw:frame>
        <draw:frame draw:style-name="gr5" draw:text-style-name="P4" draw:layer="layout" svg:width="1.587cm" svg:height="0.887cm" svg:x="6.079cm" svg:y="7.415cm">
          <draw:text-box>
            <text:p text:style-name="P3"><text:span text:style-name="T2">N_R1</text:span></text:p>
          </draw:text-box>
        </draw:frame>
        <draw:frame draw:style-name="gr5" draw:text-style-name="P4" draw:layer="layout" svg:width="1.588cm" svg:height="0.887cm" svg:x="4.809cm" svg:y="2.97cm">
          <draw:text-box>
            <text:p text:style-name="P3"><text:span text:style-name="T2">N_CX0</text:span></text:p>
          </draw:text-box>
        </draw:frame>
        <draw:frame draw:style-name="gr5" draw:text-style-name="P4" draw:layer="layout" svg:width="1.588cm" svg:height="0.887cm" svg:x="5.444cm" svg:y="6.145cm">
          <draw:text-box>
            <text:p text:style-name="P3"><text:span text:style-name="T2">N_C0</text:span></text:p>
          </draw:text-box>
        </draw:frame>
        <draw:frame draw:style-name="gr5" draw:text-style-name="P4" draw:layer="layout" svg:width="1.588cm" svg:height="0.887cm" svg:x="7.349cm" svg:y="2.97cm">
          <draw:text-box>
            <text:p text:style-name="P3"><text:span text:style-name="T2">N_CX1</text:span></text:p>
          </draw:text-box>
        </draw:frame>
        <draw:frame draw:style-name="gr5" draw:text-style-name="P4" draw:layer="layout" svg:width="1.588cm" svg:height="0.887cm" svg:x="7.984cm" svg:y="6.145cm">
          <draw:text-box>
            <text:p text:style-name="P3"><text:span text:style-name="T2">N_C1</text:span></text:p>
          </draw:text-box>
        </draw:frame>
        <draw:frame draw:style-name="gr8" draw:text-style-name="P5" draw:layer="layout" svg:width="7.229cm" svg:height="0.962cm" svg:x="2.978cm" svg:y="1.635cm">
          <draw:text-box>
            <text:p>Basic Systolic Array Tile</text:p>
          </draw:text-box>
        </draw:frame>
        <draw:frame draw:style-name="gr5" draw:text-style-name="P4" draw:layer="layout" svg:width="1.588cm" svg:height="0.887cm" svg:x="7.666cm" svg:y="9.955cm">
          <draw:text-box>
            <text:p text:style-name="P3"><text:span text:style-name="T2">N_CY1</text:span></text:p>
          </draw:text-box>
        </draw:frame>
        <draw:frame draw:style-name="gr5" draw:text-style-name="P4" draw:layer="layout" svg:width="1.588cm" svg:height="0.887cm" svg:x="4.809cm" svg:y="9.955cm">
          <draw:text-box>
            <text:p text:style-name="P3"><text:span text:style-name="T2">N_CY0</text:span></text:p>
          </draw:text-box>
        </draw:frame>
        <draw:frame draw:style-name="gr5" draw:text-style-name="P4" draw:layer="layout" svg:width="1.588cm" svg:height="0.887cm" svg:x="9.889cm" svg:y="7.667cm">
          <draw:text-box>
            <text:p text:style-name="P3"><text:span text:style-name="T2">N_RY1</text:span></text:p>
          </draw:text-box>
        </draw:frame>
        <draw:frame draw:style-name="gr5" draw:text-style-name="P4" draw:layer="layout" svg:width="1.588cm" svg:height="0.887cm" svg:x="9.889cm" svg:y="5.127cm">
          <draw:text-box>
            <text:p text:style-name="P3"><text:span text:style-name="T2">N_RY0</text:span></text:p>
          </draw:text-box>
        </draw:frame>
        <draw:custom-shape draw:style-name="gr9" draw:text-style-name="P6" draw:layer="layout" svg:width="1.842cm" svg:height="1.778cm" svg:x="16.494cm" svg:y="5.95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16.494cm" svg:y="9.50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0.177cm" svg:y="5.95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0.177cm" svg:y="9.50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415cm" svg:y1="7.731cm" svg:x2="17.415cm" svg:y2="9.509cm">
          <text:p/>
        </draw:line>
        <draw:line draw:style-name="gr10" draw:text-style-name="P1" draw:layer="layout" svg:x1="17.415cm" svg:y1="11.287cm" svg:x2="17.415cm" svg:y2="13.065cm">
          <text:p/>
        </draw:line>
        <draw:line draw:style-name="gr10" draw:text-style-name="P1" draw:layer="layout" svg:x1="21.098cm" svg:y1="11.287cm" svg:x2="21.098cm" svg:y2="13.065cm">
          <text:p/>
        </draw:line>
        <draw:line draw:style-name="gr10" draw:text-style-name="P1" draw:layer="layout" svg:x1="21.098cm" svg:y1="7.731cm" svg:x2="21.098cm" svg:y2="9.509cm">
          <text:p/>
        </draw:line>
        <draw:line draw:style-name="gr10" draw:text-style-name="P1" draw:layer="layout" svg:x1="22.019cm" svg:y1="10.398cm" svg:x2="23.86cm" svg:y2="10.398cm">
          <text:p/>
        </draw:line>
        <draw:line draw:style-name="gr10" draw:text-style-name="P1" draw:layer="layout" svg:x1="22.019cm" svg:y1="6.842cm" svg:x2="23.86cm" svg:y2="6.842cm">
          <text:p/>
        </draw:line>
        <draw:line draw:style-name="gr10" draw:text-style-name="P1" draw:layer="layout" svg:x1="18.336cm" svg:y1="6.842cm" svg:x2="20.177cm" svg:y2="6.842cm">
          <text:p/>
        </draw:line>
        <draw:line draw:style-name="gr10" draw:text-style-name="P1" draw:layer="layout" svg:x1="18.336cm" svg:y1="10.398cm" svg:x2="20.177cm" svg:y2="10.398cm">
          <text:p/>
        </draw:line>
        <draw:line draw:style-name="gr10" draw:text-style-name="P1" draw:layer="layout" svg:x1="14.653cm" svg:y1="10.398cm" svg:x2="16.494cm" svg:y2="10.398cm">
          <text:p/>
        </draw:line>
        <draw:line draw:style-name="gr10" draw:text-style-name="P1" draw:layer="layout" svg:x1="14.653cm" svg:y1="6.842cm" svg:x2="16.494cm" svg:y2="6.842cm">
          <text:p/>
        </draw:line>
        <draw:line draw:style-name="gr10" draw:text-style-name="P1" draw:layer="layout" svg:x1="17.415cm" svg:y1="4.175cm" svg:x2="17.415cm" svg:y2="5.953cm">
          <text:p/>
        </draw:line>
        <draw:line draw:style-name="gr10" draw:text-style-name="P1" draw:layer="layout" svg:x1="21.098cm" svg:y1="4.175cm" svg:x2="21.098cm" svg:y2="5.953cm">
          <text:p/>
        </draw:line>
        <draw:custom-shape draw:style-name="gr11" draw:text-style-name="P1" draw:layer="layout" svg:width="8.255cm" svg:height="7.62cm" svg:x="14.971cm" svg:y="4.8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1.598cm" svg:height="0.962cm" svg:x="18.612cm" svg:y="2.27cm">
          <draw:text-box>
            <text:p>8x8 Systolic Array Using 16 Basic Tiles </text:p>
          </draw:text-box>
        </draw:frame>
        <draw:custom-shape draw:style-name="gr9" draw:text-style-name="P6" draw:layer="layout" svg:width="1.842cm" svg:height="1.778cm" svg:x="25.701cm" svg:y="5.95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5.701cm" svg:y="9.50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9.384cm" svg:y="5.95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9.384cm" svg:y="9.50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6.622cm" svg:y1="7.731cm" svg:x2="26.622cm" svg:y2="9.509cm">
          <text:p/>
        </draw:line>
        <draw:line draw:style-name="gr10" draw:text-style-name="P1" draw:layer="layout" svg:x1="26.622cm" svg:y1="11.287cm" svg:x2="26.622cm" svg:y2="13.065cm">
          <text:p/>
        </draw:line>
        <draw:line draw:style-name="gr10" draw:text-style-name="P1" draw:layer="layout" svg:x1="30.305cm" svg:y1="11.287cm" svg:x2="30.305cm" svg:y2="13.065cm">
          <text:p/>
        </draw:line>
        <draw:line draw:style-name="gr10" draw:text-style-name="P1" draw:layer="layout" svg:x1="30.305cm" svg:y1="7.731cm" svg:x2="30.305cm" svg:y2="9.509cm">
          <text:p/>
        </draw:line>
        <draw:line draw:style-name="gr10" draw:text-style-name="P1" draw:layer="layout" svg:x1="31.226cm" svg:y1="10.398cm" svg:x2="33.067cm" svg:y2="10.398cm">
          <text:p/>
        </draw:line>
        <draw:line draw:style-name="gr10" draw:text-style-name="P1" draw:layer="layout" svg:x1="31.226cm" svg:y1="6.842cm" svg:x2="33.067cm" svg:y2="6.842cm">
          <text:p/>
        </draw:line>
        <draw:line draw:style-name="gr10" draw:text-style-name="P1" draw:layer="layout" svg:x1="27.543cm" svg:y1="6.842cm" svg:x2="29.384cm" svg:y2="6.842cm">
          <text:p/>
        </draw:line>
        <draw:line draw:style-name="gr10" draw:text-style-name="P1" draw:layer="layout" svg:x1="27.543cm" svg:y1="10.398cm" svg:x2="29.384cm" svg:y2="10.398cm">
          <text:p/>
        </draw:line>
        <draw:line draw:style-name="gr10" draw:text-style-name="P1" draw:layer="layout" svg:x1="23.86cm" svg:y1="10.398cm" svg:x2="25.701cm" svg:y2="10.398cm">
          <text:p/>
        </draw:line>
        <draw:line draw:style-name="gr10" draw:text-style-name="P1" draw:layer="layout" svg:x1="23.86cm" svg:y1="6.842cm" svg:x2="25.701cm" svg:y2="6.842cm">
          <text:p/>
        </draw:line>
        <draw:line draw:style-name="gr10" draw:text-style-name="P1" draw:layer="layout" svg:x1="26.622cm" svg:y1="4.175cm" svg:x2="26.622cm" svg:y2="5.953cm">
          <text:p/>
        </draw:line>
        <draw:line draw:style-name="gr10" draw:text-style-name="P1" draw:layer="layout" svg:x1="30.305cm" svg:y1="4.175cm" svg:x2="30.305cm" svg:y2="5.953cm">
          <text:p/>
        </draw:line>
        <draw:custom-shape draw:style-name="gr11" draw:text-style-name="P1" draw:layer="layout" svg:width="8.255cm" svg:height="7.62cm" svg:x="24.178cm" svg:y="4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42cm" svg:height="1.778cm" svg:x="16.494cm" svg:y="14.84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16.494cm" svg:y="18.39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0.177cm" svg:y="14.84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0.177cm" svg:y="18.39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415cm" svg:y1="16.621cm" svg:x2="17.415cm" svg:y2="18.399cm">
          <text:p/>
        </draw:line>
        <draw:line draw:style-name="gr10" draw:text-style-name="P1" draw:layer="layout" svg:x1="17.415cm" svg:y1="20.177cm" svg:x2="17.415cm" svg:y2="21.955cm">
          <text:p/>
        </draw:line>
        <draw:line draw:style-name="gr10" draw:text-style-name="P1" draw:layer="layout" svg:x1="21.098cm" svg:y1="20.177cm" svg:x2="21.098cm" svg:y2="21.955cm">
          <text:p/>
        </draw:line>
        <draw:line draw:style-name="gr10" draw:text-style-name="P1" draw:layer="layout" svg:x1="21.098cm" svg:y1="16.621cm" svg:x2="21.098cm" svg:y2="18.399cm">
          <text:p/>
        </draw:line>
        <draw:line draw:style-name="gr10" draw:text-style-name="P1" draw:layer="layout" svg:x1="22.019cm" svg:y1="19.288cm" svg:x2="23.86cm" svg:y2="19.288cm">
          <text:p/>
        </draw:line>
        <draw:line draw:style-name="gr10" draw:text-style-name="P1" draw:layer="layout" svg:x1="22.019cm" svg:y1="15.732cm" svg:x2="23.86cm" svg:y2="15.732cm">
          <text:p/>
        </draw:line>
        <draw:line draw:style-name="gr10" draw:text-style-name="P1" draw:layer="layout" svg:x1="18.336cm" svg:y1="15.732cm" svg:x2="20.177cm" svg:y2="15.732cm">
          <text:p/>
        </draw:line>
        <draw:line draw:style-name="gr10" draw:text-style-name="P1" draw:layer="layout" svg:x1="18.336cm" svg:y1="19.288cm" svg:x2="20.177cm" svg:y2="19.288cm">
          <text:p/>
        </draw:line>
        <draw:line draw:style-name="gr10" draw:text-style-name="P1" draw:layer="layout" svg:x1="14.653cm" svg:y1="19.288cm" svg:x2="16.494cm" svg:y2="19.288cm">
          <text:p/>
        </draw:line>
        <draw:line draw:style-name="gr10" draw:text-style-name="P1" draw:layer="layout" svg:x1="14.653cm" svg:y1="15.732cm" svg:x2="16.494cm" svg:y2="15.732cm">
          <text:p/>
        </draw:line>
        <draw:line draw:style-name="gr10" draw:text-style-name="P1" draw:layer="layout" svg:x1="17.415cm" svg:y1="13.065cm" svg:x2="17.415cm" svg:y2="14.843cm">
          <text:p/>
        </draw:line>
        <draw:line draw:style-name="gr10" draw:text-style-name="P1" draw:layer="layout" svg:x1="21.098cm" svg:y1="13.065cm" svg:x2="21.098cm" svg:y2="14.843cm">
          <text:p/>
        </draw:line>
        <draw:custom-shape draw:style-name="gr11" draw:text-style-name="P1" draw:layer="layout" svg:width="8.255cm" svg:height="7.62cm" svg:x="14.971cm" svg:y="13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42cm" svg:height="1.778cm" svg:x="25.701cm" svg:y="14.843cm">
          <text:p text:style-name="P6"><text:span text:style-name="T3">T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5.701cm" svg:y="18.399cm">
          <text:p text:style-name="P6"><text:span text:style-name="T3">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9.384cm" svg:y="14.843cm">
          <text:p text:style-name="P6"><text:span text:style-name="T3">T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.842cm" svg:height="1.778cm" svg:x="29.384cm" svg:y="18.399cm">
          <text:p text:style-name="P6"><text:span text:style-name="T3">T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6.622cm" svg:y1="16.621cm" svg:x2="26.622cm" svg:y2="18.399cm">
          <text:p/>
        </draw:line>
        <draw:line draw:style-name="gr10" draw:text-style-name="P1" draw:layer="layout" svg:x1="26.622cm" svg:y1="20.177cm" svg:x2="26.622cm" svg:y2="21.955cm">
          <text:p/>
        </draw:line>
        <draw:line draw:style-name="gr10" draw:text-style-name="P1" draw:layer="layout" svg:x1="30.305cm" svg:y1="20.177cm" svg:x2="30.305cm" svg:y2="21.955cm">
          <text:p/>
        </draw:line>
        <draw:line draw:style-name="gr10" draw:text-style-name="P1" draw:layer="layout" svg:x1="30.305cm" svg:y1="16.621cm" svg:x2="30.305cm" svg:y2="18.399cm">
          <text:p/>
        </draw:line>
        <draw:line draw:style-name="gr10" draw:text-style-name="P1" draw:layer="layout" svg:x1="31.226cm" svg:y1="19.288cm" svg:x2="33.067cm" svg:y2="19.288cm">
          <text:p/>
        </draw:line>
        <draw:line draw:style-name="gr10" draw:text-style-name="P1" draw:layer="layout" svg:x1="31.226cm" svg:y1="15.732cm" svg:x2="33.067cm" svg:y2="15.732cm">
          <text:p/>
        </draw:line>
        <draw:line draw:style-name="gr10" draw:text-style-name="P1" draw:layer="layout" svg:x1="27.543cm" svg:y1="15.732cm" svg:x2="29.384cm" svg:y2="15.732cm">
          <text:p/>
        </draw:line>
        <draw:line draw:style-name="gr10" draw:text-style-name="P1" draw:layer="layout" svg:x1="27.543cm" svg:y1="19.288cm" svg:x2="29.384cm" svg:y2="19.288cm">
          <text:p/>
        </draw:line>
        <draw:line draw:style-name="gr10" draw:text-style-name="P1" draw:layer="layout" svg:x1="23.86cm" svg:y1="19.288cm" svg:x2="25.701cm" svg:y2="19.288cm">
          <text:p/>
        </draw:line>
        <draw:line draw:style-name="gr10" draw:text-style-name="P1" draw:layer="layout" svg:x1="23.86cm" svg:y1="15.732cm" svg:x2="25.701cm" svg:y2="15.732cm">
          <text:p/>
        </draw:line>
        <draw:line draw:style-name="gr10" draw:text-style-name="P1" draw:layer="layout" svg:x1="26.622cm" svg:y1="13.065cm" svg:x2="26.622cm" svg:y2="14.843cm">
          <text:p/>
        </draw:line>
        <draw:line draw:style-name="gr10" draw:text-style-name="P1" draw:layer="layout" svg:x1="30.305cm" svg:y1="13.065cm" svg:x2="30.305cm" svg:y2="14.843cm">
          <text:p/>
        </draw:line>
        <draw:custom-shape draw:style-name="gr11" draw:text-style-name="P1" draw:layer="layout" svg:width="8.255cm" svg:height="7.62cm" svg:x="24.178cm" svg:y="13.7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963cm" svg:height="0.725cm" svg:x="30.469cm" svg:y="11.705cm">
          <draw:text-box>
            <text:p text:style-name="P7"><text:span text:style-name="T3">4x4 </text:span><text:span text:style-name="T3">Tile</text:span></text:p>
          </draw:text-box>
        </draw:frame>
        <draw:frame draw:style-name="gr12" draw:text-style-name="P8" draw:layer="layout" svg:width="1.963cm" svg:height="0.725cm" svg:x="21.262cm" svg:y="11.705cm">
          <draw:text-box>
            <text:p text:style-name="P7"><text:span text:style-name="T3">4x4 </text:span><text:span text:style-name="T3">Tile</text:span></text:p>
          </draw:text-box>
        </draw:frame>
        <draw:frame draw:style-name="gr12" draw:text-style-name="P8" draw:layer="layout" svg:width="1.963cm" svg:height="0.725cm" svg:x="21.262cm" svg:y="20.595cm">
          <draw:text-box>
            <text:p text:style-name="P7"><text:span text:style-name="T3">4x4 </text:span><text:span text:style-name="T3">Tile</text:span></text:p>
          </draw:text-box>
        </draw:frame>
        <draw:frame draw:style-name="gr12" draw:text-style-name="P8" draw:layer="layout" svg:width="1.963cm" svg:height="0.725cm" svg:x="30.469cm" svg:y="20.595cm">
          <draw:text-box>
            <text:p text:style-name="P7"><text:span text:style-name="T3">4x4 </text:span><text:span text:style-name="T3">Tile</text:span></text:p>
          </draw:text-box>
        </draw:frame>
        <draw:frame draw:style-name="gr12" draw:text-style-name="P8" draw:layer="layout" svg:width="1.963cm" svg:height="0.725cm" svg:x="12.43cm" svg:y="6.397cm">
          <draw:text-box>
            <text:p text:style-name="P7"><text:span text:style-name="T3">IN_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8:07:51.787139076</meta:creation-date>
    <dc:date>2024-01-29T21:18:45.096631557</dc:date>
    <meta:editing-duration>PT3H10M46S</meta:editing-duration>
    <meta:editing-cycles>12</meta:editing-cycles>
    <meta:generator>LibreOffice/7.5.9.2$Linux_X86_64 LibreOffice_project/50$Build-2</meta:generator>
    <meta:document-statistic meta:object-count="442"/>
  </office:meta>
</office:document-meta>
</file>